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e1218" officeooo:paragraph-rsid="000e1218"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e1218" officeooo:paragraph-rsid="000e1218" style:font-size-asian="13.1000003814697pt" style:font-weight-asian="bold" style:font-size-complex="15pt" style:font-weight-complex="bold"/>
    </style:style>
    <style:style style:name="P3" style:family="paragraph" style:parent-style-name="Standard">
      <style:text-properties officeooo:rsid="000e1218" officeooo:paragraph-rsid="000e1218"/>
    </style:style>
    <style:style style:name="P4" style:family="paragraph" style:parent-style-name="Standard">
      <style:text-properties officeooo:rsid="000edb56" officeooo:paragraph-rsid="000edb56"/>
    </style:style>
    <style:style style:name="P5" style:family="paragraph" style:parent-style-name="Standard">
      <style:text-properties officeooo:rsid="000f9d6a" officeooo:paragraph-rsid="000f9d6a"/>
    </style:style>
    <style:style style:name="P6" style:family="paragraph" style:parent-style-name="Standard">
      <style:text-properties officeooo:rsid="0011af53" officeooo:paragraph-rsid="0011af53"/>
    </style:style>
    <style:style style:name="P7" style:family="paragraph" style:parent-style-name="Standard">
      <style:text-properties officeooo:rsid="00135b16" officeooo:paragraph-rsid="00135b16"/>
    </style:style>
    <style:style style:name="P8" style:family="paragraph" style:parent-style-name="Standard">
      <style:text-properties officeooo:rsid="0013a960" officeooo:paragraph-rsid="0013a960"/>
    </style:style>
    <style:style style:name="P9" style:family="paragraph" style:parent-style-name="Standard">
      <style:text-properties officeooo:rsid="001563cf" officeooo:paragraph-rsid="001563cf"/>
    </style:style>
    <style:style style:name="P10" style:family="paragraph" style:parent-style-name="Standard">
      <style:text-properties officeooo:rsid="00158a31" officeooo:paragraph-rsid="00158a31"/>
    </style:style>
    <style:style style:name="P11" style:family="paragraph" style:parent-style-name="Standard">
      <style:text-properties officeooo:rsid="0015cdb1" officeooo:paragraph-rsid="0015cdb1"/>
    </style:style>
    <style:style style:name="P12" style:family="paragraph" style:parent-style-name="Standard">
      <style:text-properties officeooo:rsid="00167e74" officeooo:paragraph-rsid="00167e74"/>
    </style:style>
    <style:style style:name="P13" style:family="paragraph" style:parent-style-name="Standard">
      <style:text-properties officeooo:rsid="00172734" officeooo:paragraph-rsid="00172734"/>
    </style:style>
    <style:style style:name="P14" style:family="paragraph" style:parent-style-name="Standard">
      <style:text-properties officeooo:rsid="0017de0d" officeooo:paragraph-rsid="0017de0d"/>
    </style:style>
    <style:style style:name="P15" style:family="paragraph" style:parent-style-name="Standard">
      <style:text-properties officeooo:rsid="0018ad1f" officeooo:paragraph-rsid="0018ad1f"/>
    </style:style>
    <style:style style:name="P16" style:family="paragraph" style:parent-style-name="Standard">
      <style:text-properties officeooo:rsid="0018f2c7" officeooo:paragraph-rsid="0018f2c7"/>
    </style:style>
    <style:style style:name="P17" style:family="paragraph" style:parent-style-name="Standard">
      <style:text-properties officeooo:rsid="001c57db" officeooo:paragraph-rsid="001c57db"/>
    </style:style>
    <style:style style:name="P18" style:family="paragraph" style:parent-style-name="Standard">
      <style:text-properties officeooo:rsid="001d2081" officeooo:paragraph-rsid="001d2081"/>
    </style:style>
    <style:style style:name="P19" style:family="paragraph" style:parent-style-name="Standard">
      <style:text-properties officeooo:rsid="001e3dc4" officeooo:paragraph-rsid="001e3dc4"/>
    </style:style>
    <style:style style:name="P20" style:family="paragraph" style:parent-style-name="Standard">
      <style:text-properties officeooo:rsid="001e5418" officeooo:paragraph-rsid="001e5418"/>
    </style:style>
    <style:style style:name="P21" style:family="paragraph" style:parent-style-name="Standard">
      <style:text-properties officeooo:rsid="001e632a" officeooo:paragraph-rsid="001e632a"/>
    </style:style>
    <style:style style:name="P22" style:family="paragraph" style:parent-style-name="Standard">
      <style:text-properties officeooo:rsid="001f6242" officeooo:paragraph-rsid="001f6242"/>
    </style:style>
    <style:style style:name="P23" style:family="paragraph" style:parent-style-name="Standard">
      <style:text-properties officeooo:rsid="00205949" officeooo:paragraph-rsid="00205949"/>
    </style:style>
    <style:style style:name="P24" style:family="paragraph" style:parent-style-name="Standard">
      <style:text-properties officeooo:rsid="0021507c" officeooo:paragraph-rsid="0021507c"/>
    </style:style>
    <style:style style:name="P25" style:family="paragraph" style:parent-style-name="Standard">
      <style:text-properties officeooo:paragraph-rsid="0021507c"/>
    </style:style>
    <style:style style:name="P26" style:family="paragraph" style:parent-style-name="Standard">
      <style:text-properties officeooo:rsid="00237fbd" officeooo:paragraph-rsid="00237fbd"/>
    </style:style>
    <style:style style:name="P27" style:family="paragraph" style:parent-style-name="Standard">
      <style:text-properties officeooo:rsid="00248a11" officeooo:paragraph-rsid="00248a11"/>
    </style:style>
    <style:style style:name="P28" style:family="paragraph" style:parent-style-name="Standard">
      <style:text-properties officeooo:rsid="002636ae" officeooo:paragraph-rsid="002636ae"/>
    </style:style>
    <style:style style:name="P29" style:family="paragraph" style:parent-style-name="Standard">
      <style:text-properties officeooo:rsid="00263c5d" officeooo:paragraph-rsid="00263c5d"/>
    </style:style>
    <style:style style:name="P30" style:family="paragraph" style:parent-style-name="Standard">
      <style:text-properties officeooo:rsid="0026cd33" officeooo:paragraph-rsid="0026cd33"/>
    </style:style>
    <style:style style:name="P31" style:family="paragraph" style:parent-style-name="Standard">
      <style:text-properties officeooo:rsid="0027e7bc" officeooo:paragraph-rsid="0027e7bc"/>
    </style:style>
    <style:style style:name="P32" style:family="paragraph" style:parent-style-name="Standard">
      <style:text-properties officeooo:rsid="0027f7ff" officeooo:paragraph-rsid="0027f7ff"/>
    </style:style>
    <style:style style:name="P33" style:family="paragraph" style:parent-style-name="Standard">
      <style:text-properties officeooo:rsid="00287653" officeooo:paragraph-rsid="00287653"/>
    </style:style>
    <style:style style:name="P34" style:family="paragraph" style:parent-style-name="Standard">
      <style:text-properties officeooo:rsid="00290880" officeooo:paragraph-rsid="00290880"/>
    </style:style>
    <style:style style:name="P35" style:family="paragraph" style:parent-style-name="Standard">
      <style:text-properties officeooo:rsid="002a6710" officeooo:paragraph-rsid="002a6710"/>
    </style:style>
    <style:style style:name="P36" style:family="paragraph" style:parent-style-name="Standard">
      <style:paragraph-properties fo:text-align="start" style:justify-single-word="false"/>
      <style:text-properties officeooo:rsid="002a6710" officeooo:paragraph-rsid="002a6710"/>
    </style:style>
    <style:style style:name="P37" style:family="paragraph" style:parent-style-name="Standard">
      <style:text-properties officeooo:rsid="002c5596" officeooo:paragraph-rsid="002c5596"/>
    </style:style>
    <style:style style:name="P38" style:family="paragraph" style:parent-style-name="Standard">
      <style:text-properties officeooo:rsid="002f36e6" officeooo:paragraph-rsid="002f36e6"/>
    </style:style>
    <style:style style:name="P39" style:family="paragraph" style:parent-style-name="Standard">
      <style:text-properties officeooo:rsid="002f5947" officeooo:paragraph-rsid="002f5947"/>
    </style:style>
    <style:style style:name="P40" style:family="paragraph" style:parent-style-name="Standard">
      <style:text-properties officeooo:rsid="0030759b" officeooo:paragraph-rsid="0030759b"/>
    </style:style>
    <style:style style:name="P41" style:family="paragraph" style:parent-style-name="Standard">
      <style:text-properties officeooo:rsid="00374697" officeooo:paragraph-rsid="00374697"/>
    </style:style>
    <style:style style:name="P42" style:family="paragraph" style:parent-style-name="Standard">
      <style:text-properties officeooo:rsid="0038ea8e" officeooo:paragraph-rsid="0038ea8e"/>
    </style:style>
    <style:style style:name="P43" style:family="paragraph" style:parent-style-name="Standard">
      <style:text-properties officeooo:rsid="003ae7f3" officeooo:paragraph-rsid="003ae7f3"/>
    </style:style>
    <style:style style:name="P44" style:family="paragraph" style:parent-style-name="Standard">
      <style:text-properties officeooo:rsid="003cde39" officeooo:paragraph-rsid="003cde39"/>
    </style:style>
    <style:style style:name="P45" style:family="paragraph" style:parent-style-name="Standard">
      <style:text-properties officeooo:rsid="003cde39" officeooo:paragraph-rsid="003f9b76"/>
    </style:style>
    <style:style style:name="P46" style:family="paragraph" style:parent-style-name="Standard">
      <style:text-properties officeooo:rsid="003eb325" officeooo:paragraph-rsid="003eb325"/>
    </style:style>
    <style:style style:name="P47" style:family="paragraph" style:parent-style-name="Standard">
      <style:text-properties officeooo:paragraph-rsid="003eb325"/>
    </style:style>
    <style:style style:name="P48" style:family="paragraph" style:parent-style-name="Standard">
      <style:text-properties officeooo:rsid="003f9b76" officeooo:paragraph-rsid="003f9b76"/>
    </style:style>
    <style:style style:name="P49" style:family="paragraph" style:parent-style-name="Standard">
      <style:text-properties officeooo:rsid="0040504f" officeooo:paragraph-rsid="0040504f"/>
    </style:style>
    <style:style style:name="P50" style:family="paragraph" style:parent-style-name="Standard">
      <style:text-properties officeooo:paragraph-rsid="0040504f"/>
    </style:style>
    <style:style style:name="P51" style:family="paragraph" style:parent-style-name="Standard">
      <style:text-properties officeooo:rsid="0041b51b" officeooo:paragraph-rsid="0041b51b"/>
    </style:style>
    <style:style style:name="P52" style:family="paragraph" style:parent-style-name="Standard">
      <style:text-properties officeooo:rsid="0041eb29" officeooo:paragraph-rsid="0041eb29"/>
    </style:style>
    <style:style style:name="P53" style:family="paragraph" style:parent-style-name="Standard">
      <style:text-properties officeooo:rsid="0041eb29" officeooo:paragraph-rsid="004b19d3"/>
    </style:style>
    <style:style style:name="P54" style:family="paragraph" style:parent-style-name="Standard">
      <style:text-properties officeooo:rsid="00429d26" officeooo:paragraph-rsid="00429d26"/>
    </style:style>
    <style:style style:name="P55" style:family="paragraph" style:parent-style-name="Standard">
      <style:text-properties officeooo:rsid="0042a710" officeooo:paragraph-rsid="0042a710"/>
    </style:style>
    <style:style style:name="P56" style:family="paragraph" style:parent-style-name="Standard">
      <style:text-properties officeooo:rsid="0042e6cc" officeooo:paragraph-rsid="0042e6cc"/>
    </style:style>
    <style:style style:name="P57" style:family="paragraph" style:parent-style-name="Standard">
      <style:text-properties officeooo:rsid="0043bdab" officeooo:paragraph-rsid="0043bdab"/>
    </style:style>
    <style:style style:name="P58" style:family="paragraph" style:parent-style-name="Standard">
      <style:text-properties officeooo:rsid="0045b3ae" officeooo:paragraph-rsid="0045b3ae"/>
    </style:style>
    <style:style style:name="P59" style:family="paragraph" style:parent-style-name="Standard">
      <style:text-properties officeooo:rsid="00468611" officeooo:paragraph-rsid="00468611"/>
    </style:style>
    <style:style style:name="P60" style:family="paragraph" style:parent-style-name="Standard">
      <style:text-properties officeooo:rsid="00486a7b" officeooo:paragraph-rsid="00486a7b"/>
    </style:style>
    <style:style style:name="P61" style:family="paragraph" style:parent-style-name="Standard">
      <style:text-properties officeooo:rsid="00492ef3" officeooo:paragraph-rsid="00492ef3"/>
    </style:style>
    <style:style style:name="P62" style:family="paragraph" style:parent-style-name="Standard">
      <style:text-properties officeooo:rsid="004b19d3" officeooo:paragraph-rsid="004b19d3"/>
    </style:style>
    <style:style style:name="P63" style:family="paragraph" style:parent-style-name="Standard">
      <style:text-properties officeooo:rsid="004c09e1" officeooo:paragraph-rsid="004c09e1"/>
    </style:style>
    <style:style style:name="P64" style:family="paragraph" style:parent-style-name="Standard">
      <style:text-properties officeooo:rsid="004d4903" officeooo:paragraph-rsid="004d4903"/>
    </style:style>
    <style:style style:name="P65" style:family="paragraph" style:parent-style-name="Standard">
      <style:text-properties officeooo:rsid="004f3c92" officeooo:paragraph-rsid="004f3c92"/>
    </style:style>
    <style:style style:name="P66" style:family="paragraph" style:parent-style-name="Standard">
      <style:text-properties officeooo:rsid="004f3e79" officeooo:paragraph-rsid="004f3e79"/>
    </style:style>
    <style:style style:name="P67" style:family="paragraph" style:parent-style-name="Standard">
      <style:text-properties officeooo:rsid="004f898d" officeooo:paragraph-rsid="004f898d"/>
    </style:style>
    <style:style style:name="P68" style:family="paragraph" style:parent-style-name="Standard">
      <style:text-properties officeooo:rsid="004faeac" officeooo:paragraph-rsid="004faeac"/>
    </style:style>
    <style:style style:name="P69" style:family="paragraph" style:parent-style-name="Standard">
      <style:text-properties officeooo:rsid="0050e345" officeooo:paragraph-rsid="0050e345"/>
    </style:style>
    <style:style style:name="P70" style:family="paragraph" style:parent-style-name="Standard">
      <style:text-properties officeooo:rsid="00528a55" officeooo:paragraph-rsid="00528a55"/>
    </style:style>
    <style:style style:name="P71" style:family="paragraph" style:parent-style-name="Standard">
      <style:text-properties officeooo:rsid="0052a168" officeooo:paragraph-rsid="0052a168"/>
    </style:style>
    <style:style style:name="P72" style:family="paragraph" style:parent-style-name="Standard">
      <style:text-properties officeooo:rsid="0053d3b3" officeooo:paragraph-rsid="0053d3b3"/>
    </style:style>
    <style:style style:name="P73" style:family="paragraph" style:parent-style-name="Standard">
      <style:text-properties officeooo:rsid="005475e4" officeooo:paragraph-rsid="005475e4"/>
    </style:style>
    <style:style style:name="P74" style:family="paragraph" style:parent-style-name="Standard">
      <style:text-properties officeooo:rsid="00562bbb" officeooo:paragraph-rsid="00562bbb"/>
    </style:style>
    <style:style style:name="P75" style:family="paragraph" style:parent-style-name="Standard">
      <style:text-properties officeooo:rsid="0057d8ca" officeooo:paragraph-rsid="0057d8ca"/>
    </style:style>
    <style:style style:name="P76" style:family="paragraph" style:parent-style-name="Standard">
      <style:text-properties officeooo:rsid="005889c9" officeooo:paragraph-rsid="005889c9"/>
    </style:style>
    <style:style style:name="P77" style:family="paragraph" style:parent-style-name="Standard">
      <style:text-properties officeooo:rsid="00597ee1" officeooo:paragraph-rsid="00597ee1"/>
    </style:style>
    <style:style style:name="P78" style:family="paragraph" style:parent-style-name="Standard">
      <style:text-properties officeooo:rsid="005b131b" officeooo:paragraph-rsid="005b131b"/>
    </style:style>
    <style:style style:name="P79" style:family="paragraph" style:parent-style-name="Standard">
      <style:text-properties officeooo:rsid="005b91b6" officeooo:paragraph-rsid="005b91b6"/>
    </style:style>
    <style:style style:name="P80" style:family="paragraph" style:parent-style-name="Standard">
      <style:text-properties officeooo:rsid="005cdcad" officeooo:paragraph-rsid="005cdcad"/>
    </style:style>
    <style:style style:name="P81" style:family="paragraph" style:parent-style-name="Standard">
      <style:text-properties officeooo:rsid="005e6aa3" officeooo:paragraph-rsid="005e6aa3"/>
    </style:style>
    <style:style style:name="P82" style:family="paragraph" style:parent-style-name="Standard">
      <style:text-properties officeooo:rsid="005e96b7" officeooo:paragraph-rsid="005e96b7"/>
    </style:style>
    <style:style style:name="P83" style:family="paragraph" style:parent-style-name="Standard">
      <style:text-properties officeooo:rsid="006085a1" officeooo:paragraph-rsid="006085a1"/>
    </style:style>
    <style:style style:name="P84" style:family="paragraph" style:parent-style-name="Standard">
      <style:text-properties officeooo:rsid="00608bc7" officeooo:paragraph-rsid="00608bc7"/>
    </style:style>
    <style:style style:name="P85" style:family="paragraph" style:parent-style-name="Standard">
      <style:text-properties officeooo:rsid="0061ca6f" officeooo:paragraph-rsid="0061ca6f"/>
    </style:style>
    <style:style style:name="P86" style:family="paragraph" style:parent-style-name="Standard">
      <style:text-properties officeooo:rsid="00632c44" officeooo:paragraph-rsid="00632c44"/>
    </style:style>
    <style:style style:name="P87" style:family="paragraph" style:parent-style-name="Standard">
      <style:text-properties officeooo:rsid="00632eba" officeooo:paragraph-rsid="00632eba"/>
    </style:style>
    <style:style style:name="P88" style:family="paragraph" style:parent-style-name="Standard">
      <style:text-properties officeooo:rsid="00647547" officeooo:paragraph-rsid="00647547"/>
    </style:style>
    <style:style style:name="P89" style:family="paragraph" style:parent-style-name="Standard">
      <style:text-properties officeooo:rsid="00664fde" officeooo:paragraph-rsid="00664fde"/>
    </style:style>
    <style:style style:name="P90" style:family="paragraph" style:parent-style-name="Standard">
      <style:text-properties officeooo:rsid="0067e0ff" officeooo:paragraph-rsid="0067e0ff"/>
    </style:style>
    <style:style style:name="P91" style:family="paragraph" style:parent-style-name="Standard">
      <style:text-properties officeooo:rsid="0068457a" officeooo:paragraph-rsid="0068457a"/>
    </style:style>
    <style:style style:name="P92" style:family="paragraph" style:parent-style-name="Standard">
      <style:text-properties officeooo:rsid="0069b976" officeooo:paragraph-rsid="0069b976"/>
    </style:style>
    <style:style style:name="P93" style:family="paragraph" style:parent-style-name="Standard">
      <style:text-properties officeooo:rsid="006bab26" officeooo:paragraph-rsid="006bab26"/>
    </style:style>
    <style:style style:name="P94" style:family="paragraph" style:parent-style-name="Standard">
      <style:text-properties officeooo:rsid="006c94e4" officeooo:paragraph-rsid="006c94e4"/>
    </style:style>
    <style:style style:name="P95" style:family="paragraph" style:parent-style-name="Standard">
      <style:text-properties officeooo:rsid="006cf03b" officeooo:paragraph-rsid="006cf03b"/>
    </style:style>
    <style:style style:name="P96" style:family="paragraph" style:parent-style-name="Standard">
      <style:text-properties officeooo:rsid="006e961d" officeooo:paragraph-rsid="006e961d"/>
    </style:style>
    <style:style style:name="P97" style:family="paragraph" style:parent-style-name="Standard">
      <style:text-properties officeooo:rsid="006f83bc" officeooo:paragraph-rsid="006f83bc"/>
    </style:style>
    <style:style style:name="P98" style:family="paragraph" style:parent-style-name="Standard">
      <style:text-properties officeooo:rsid="007065fe" officeooo:paragraph-rsid="007065fe"/>
    </style:style>
    <style:style style:name="P99" style:family="paragraph" style:parent-style-name="Standard">
      <style:text-properties officeooo:rsid="007110f0" officeooo:paragraph-rsid="007110f0"/>
    </style:style>
    <style:style style:name="P100" style:family="paragraph" style:parent-style-name="Standard">
      <style:text-properties officeooo:rsid="0073a844" officeooo:paragraph-rsid="0073a844"/>
    </style:style>
    <style:style style:name="P101" style:family="paragraph" style:parent-style-name="Standard">
      <style:text-properties officeooo:rsid="00756a1c" officeooo:paragraph-rsid="00756a1c"/>
    </style:style>
    <style:style style:name="P102" style:family="paragraph" style:parent-style-name="Standard">
      <style:text-properties officeooo:rsid="00760b89" officeooo:paragraph-rsid="00760b89"/>
    </style:style>
    <style:style style:name="P103" style:family="paragraph" style:parent-style-name="Standard">
      <style:text-properties officeooo:rsid="00763e8a" officeooo:paragraph-rsid="00763e8a"/>
    </style:style>
    <style:style style:name="P104" style:family="paragraph" style:parent-style-name="Standard">
      <style:text-properties officeooo:rsid="0076f935" officeooo:paragraph-rsid="0076f935"/>
    </style:style>
    <style:style style:name="P105" style:family="paragraph" style:parent-style-name="Standard">
      <style:text-properties officeooo:rsid="00782fa7" officeooo:paragraph-rsid="00782fa7"/>
    </style:style>
    <style:style style:name="P106" style:family="paragraph" style:parent-style-name="Standard">
      <style:text-properties officeooo:rsid="007a25ee" officeooo:paragraph-rsid="007a25ee"/>
    </style:style>
    <style:style style:name="P107" style:family="paragraph" style:parent-style-name="Standard">
      <style:text-properties officeooo:rsid="007b5433" officeooo:paragraph-rsid="007b5433"/>
    </style:style>
    <style:style style:name="P108" style:family="paragraph" style:parent-style-name="Standard">
      <style:text-properties officeooo:rsid="007c0080" officeooo:paragraph-rsid="007c0080"/>
    </style:style>
    <style:style style:name="P109" style:family="paragraph" style:parent-style-name="Standard">
      <style:text-properties officeooo:rsid="007dd4f7" officeooo:paragraph-rsid="007dd4f7"/>
    </style:style>
    <style:style style:name="P110" style:family="paragraph" style:parent-style-name="Standard">
      <style:text-properties officeooo:rsid="007fcced" officeooo:paragraph-rsid="007fcced"/>
    </style:style>
    <style:style style:name="P111" style:family="paragraph" style:parent-style-name="Standard">
      <style:text-properties officeooo:rsid="00818d1b" officeooo:paragraph-rsid="00818d1b"/>
    </style:style>
    <style:style style:name="P112" style:family="paragraph" style:parent-style-name="Standard">
      <style:text-properties officeooo:rsid="00825e08" officeooo:paragraph-rsid="00825e08"/>
    </style:style>
    <style:style style:name="P113" style:family="paragraph" style:parent-style-name="Standard">
      <style:text-properties officeooo:rsid="00844733" officeooo:paragraph-rsid="00844733"/>
    </style:style>
    <style:style style:name="P114" style:family="paragraph" style:parent-style-name="newyear">
      <style:text-properties officeooo:rsid="00105b79" officeooo:paragraph-rsid="00105b79"/>
    </style:style>
    <style:style style:name="P115" style:family="paragraph" style:parent-style-name="newyear">
      <style:text-properties officeooo:rsid="00135b16" officeooo:paragraph-rsid="00135b16"/>
    </style:style>
    <style:style style:name="P116" style:family="paragraph" style:parent-style-name="newyear">
      <style:text-properties officeooo:rsid="00167e74" officeooo:paragraph-rsid="00167e74"/>
    </style:style>
    <style:style style:name="P117" style:family="paragraph" style:parent-style-name="newyear">
      <style:text-properties officeooo:rsid="001aa1c0" officeooo:paragraph-rsid="001aa1c0"/>
    </style:style>
    <style:style style:name="P118" style:family="paragraph" style:parent-style-name="newyear">
      <style:text-properties officeooo:rsid="001e3dc4" officeooo:paragraph-rsid="001e3dc4"/>
    </style:style>
    <style:style style:name="P119" style:family="paragraph" style:parent-style-name="newyear">
      <style:text-properties officeooo:rsid="001f6242" officeooo:paragraph-rsid="001f6242"/>
    </style:style>
    <style:style style:name="P120" style:family="paragraph" style:parent-style-name="newyear">
      <style:text-properties officeooo:rsid="00248a11" officeooo:paragraph-rsid="00248a11"/>
    </style:style>
    <style:style style:name="P121" style:family="paragraph" style:parent-style-name="newyear">
      <style:text-properties officeooo:rsid="002636ae" officeooo:paragraph-rsid="002636ae"/>
    </style:style>
    <style:style style:name="P122" style:family="paragraph" style:parent-style-name="newyear">
      <style:text-properties officeooo:rsid="00287653" officeooo:paragraph-rsid="00287653"/>
    </style:style>
    <style:style style:name="P123" style:family="paragraph" style:parent-style-name="newyear">
      <style:text-properties officeooo:rsid="002c5596" officeooo:paragraph-rsid="002c5596"/>
    </style:style>
    <style:style style:name="P124" style:family="paragraph" style:parent-style-name="newyear">
      <style:text-properties officeooo:rsid="0030759b" officeooo:paragraph-rsid="0030759b"/>
    </style:style>
    <style:style style:name="P125" style:family="paragraph" style:parent-style-name="newyear">
      <style:text-properties officeooo:rsid="003ae7f3" officeooo:paragraph-rsid="003ae7f3"/>
    </style:style>
    <style:style style:name="P126" style:family="paragraph" style:parent-style-name="newyear">
      <style:text-properties officeooo:rsid="003f9b76" officeooo:paragraph-rsid="003f9b76"/>
    </style:style>
    <style:style style:name="P127" style:family="paragraph" style:parent-style-name="newyear">
      <style:text-properties officeooo:rsid="0042a710" officeooo:paragraph-rsid="0042a710"/>
    </style:style>
    <style:style style:name="P128" style:family="paragraph" style:parent-style-name="newyear">
      <style:text-properties officeooo:rsid="00486a7b" officeooo:paragraph-rsid="00486a7b"/>
    </style:style>
    <style:style style:name="P129" style:family="paragraph" style:parent-style-name="newyear">
      <style:text-properties officeooo:rsid="004c09e1" officeooo:paragraph-rsid="004c09e1"/>
    </style:style>
    <style:style style:name="P130" style:family="paragraph" style:parent-style-name="newyear">
      <style:text-properties officeooo:rsid="004d4903" officeooo:paragraph-rsid="004d4903"/>
    </style:style>
    <style:style style:name="P131" style:family="paragraph" style:parent-style-name="newyear">
      <style:text-properties officeooo:rsid="004f898d" officeooo:paragraph-rsid="004f898d"/>
    </style:style>
    <style:style style:name="P132" style:family="paragraph" style:parent-style-name="newyear">
      <style:text-properties officeooo:rsid="0052a168" officeooo:paragraph-rsid="0052a168"/>
    </style:style>
    <style:style style:name="P133" style:family="paragraph" style:parent-style-name="newyear">
      <style:text-properties officeooo:rsid="005475e4" officeooo:paragraph-rsid="005475e4"/>
    </style:style>
    <style:style style:name="P134" style:family="paragraph" style:parent-style-name="newyear">
      <style:text-properties officeooo:rsid="0057d8ca" officeooo:paragraph-rsid="0057d8ca"/>
    </style:style>
    <style:style style:name="P135" style:family="paragraph" style:parent-style-name="newyear">
      <style:text-properties officeooo:rsid="005b131b" officeooo:paragraph-rsid="005b131b"/>
    </style:style>
    <style:style style:name="P136" style:family="paragraph" style:parent-style-name="newyear">
      <style:text-properties officeooo:rsid="005cdcad" officeooo:paragraph-rsid="005cdcad"/>
    </style:style>
    <style:style style:name="P137" style:family="paragraph" style:parent-style-name="newyear">
      <style:text-properties officeooo:rsid="005e96b7" officeooo:paragraph-rsid="005e96b7"/>
    </style:style>
    <style:style style:name="P138" style:family="paragraph" style:parent-style-name="newyear">
      <style:text-properties officeooo:rsid="0061a665" officeooo:paragraph-rsid="0061a665"/>
    </style:style>
    <style:style style:name="P139" style:family="paragraph" style:parent-style-name="newyear">
      <style:text-properties officeooo:rsid="00632eba" officeooo:paragraph-rsid="00632eba"/>
    </style:style>
    <style:style style:name="P140" style:family="paragraph" style:parent-style-name="newyear">
      <style:text-properties officeooo:rsid="0068457a" officeooo:paragraph-rsid="0068457a"/>
    </style:style>
    <style:style style:name="P141" style:family="paragraph" style:parent-style-name="newyear">
      <style:text-properties officeooo:rsid="006c94e4" officeooo:paragraph-rsid="006c94e4"/>
    </style:style>
    <style:style style:name="P142" style:family="paragraph" style:parent-style-name="newyear">
      <style:text-properties officeooo:rsid="006f83bc" officeooo:paragraph-rsid="006f83bc"/>
    </style:style>
    <style:style style:name="P143" style:family="paragraph" style:parent-style-name="newyear">
      <style:text-properties officeooo:rsid="00756a1c" officeooo:paragraph-rsid="00756a1c"/>
    </style:style>
    <style:style style:name="P144" style:family="paragraph" style:parent-style-name="newyear">
      <style:text-properties officeooo:rsid="0076f935" officeooo:paragraph-rsid="0076f935"/>
    </style:style>
    <style:style style:name="P145" style:family="paragraph" style:parent-style-name="newyear">
      <style:text-properties officeooo:rsid="007a25ee" officeooo:paragraph-rsid="007a25ee"/>
    </style:style>
    <style:style style:name="P146" style:family="paragraph" style:parent-style-name="newyear">
      <style:text-properties officeooo:rsid="007dd4f7" officeooo:paragraph-rsid="007dd4f7"/>
    </style:style>
    <style:style style:name="P147" style:family="paragraph" style:parent-style-name="newyear">
      <style:text-properties officeooo:rsid="00818d1b" officeooo:paragraph-rsid="00818d1b"/>
    </style:style>
    <style:style style:name="P148" style:family="paragraph" style:parent-style-name="newyear">
      <style:text-properties officeooo:rsid="00844733" officeooo:paragraph-rsid="00844733"/>
    </style:style>
    <style:style style:name="P149" style:family="paragraph" style:parent-style-name="Standard">
      <style:text-properties officeooo:rsid="008541c7" officeooo:paragraph-rsid="008541c7"/>
    </style:style>
    <style:style style:name="P150" style:family="paragraph" style:parent-style-name="Standard">
      <style:text-properties officeooo:rsid="00763e8a" officeooo:paragraph-rsid="008541c7"/>
    </style:style>
    <style:style style:name="P151" style:family="paragraph" style:parent-style-name="Standard">
      <style:text-properties officeooo:rsid="00844733" officeooo:paragraph-rsid="00844733"/>
    </style:style>
    <style:style style:name="P152" style:family="paragraph" style:parent-style-name="Standard">
      <style:text-properties officeooo:rsid="008650d2" officeooo:paragraph-rsid="008650d2"/>
    </style:style>
    <style:style style:name="P153" style:family="paragraph" style:parent-style-name="Standard">
      <style:text-properties officeooo:rsid="00898445" officeooo:paragraph-rsid="00898445"/>
    </style:style>
    <style:style style:name="P154" style:family="paragraph" style:parent-style-name="Standard">
      <style:text-properties officeooo:rsid="008a709b" officeooo:paragraph-rsid="008a709b"/>
    </style:style>
    <style:style style:name="P155" style:family="paragraph" style:parent-style-name="Standard">
      <style:text-properties officeooo:rsid="008c4477" officeooo:paragraph-rsid="008c4477"/>
    </style:style>
    <style:style style:name="P156" style:family="paragraph" style:parent-style-name="Standard">
      <style:text-properties officeooo:rsid="008d326c" officeooo:paragraph-rsid="008d326c"/>
    </style:style>
    <style:style style:name="P157" style:family="paragraph" style:parent-style-name="Standard">
      <style:text-properties officeooo:rsid="008e4959" officeooo:paragraph-rsid="008e4959"/>
    </style:style>
    <style:style style:name="P158" style:family="paragraph" style:parent-style-name="Standard">
      <style:text-properties officeooo:rsid="008f3e6a" officeooo:paragraph-rsid="008f3e6a"/>
    </style:style>
    <style:style style:name="P159" style:family="paragraph" style:parent-style-name="Standard">
      <style:text-properties officeooo:rsid="008fca8c" officeooo:paragraph-rsid="008fca8c"/>
    </style:style>
    <style:style style:name="P160" style:family="paragraph" style:parent-style-name="Standard">
      <style:text-properties officeooo:rsid="008ff1f7" officeooo:paragraph-rsid="008ff1f7"/>
    </style:style>
    <style:style style:name="P161" style:family="paragraph" style:parent-style-name="Standard">
      <style:text-properties officeooo:rsid="0090fad1" officeooo:paragraph-rsid="008ff1f7"/>
    </style:style>
    <style:style style:name="P162" style:family="paragraph" style:parent-style-name="Standard">
      <style:text-properties officeooo:rsid="0090fad1" officeooo:paragraph-rsid="0090fad1"/>
    </style:style>
    <style:style style:name="P163" style:family="paragraph" style:parent-style-name="Standard">
      <style:text-properties officeooo:rsid="0090fb83" officeooo:paragraph-rsid="0090fb83"/>
    </style:style>
    <style:style style:name="P164" style:family="paragraph" style:parent-style-name="Standard">
      <style:text-properties fo:font-style="italic" officeooo:rsid="0091a54f" officeooo:paragraph-rsid="0091a54f" style:font-style-asian="italic" style:font-style-complex="italic"/>
    </style:style>
    <style:style style:name="P165" style:family="paragraph" style:parent-style-name="Standard">
      <style:text-properties fo:font-style="italic" officeooo:rsid="00923daf" officeooo:paragraph-rsid="00923daf" style:font-style-asian="italic" style:font-style-complex="italic"/>
    </style:style>
    <style:style style:name="P166" style:family="paragraph" style:parent-style-name="Standard">
      <style:text-properties fo:font-style="italic" officeooo:rsid="0092cab4" officeooo:paragraph-rsid="0092cab4" style:font-style-asian="italic" style:font-style-complex="italic"/>
    </style:style>
    <style:style style:name="P167" style:family="paragraph" style:parent-style-name="Standard">
      <style:text-properties fo:font-style="italic" officeooo:rsid="0093c141" officeooo:paragraph-rsid="0093c141" style:font-style-asian="italic" style:font-style-complex="italic"/>
    </style:style>
    <style:style style:name="P168" style:family="paragraph" style:parent-style-name="newyear">
      <style:text-properties officeooo:rsid="008c4477" officeooo:paragraph-rsid="008c4477"/>
    </style:style>
    <style:style style:name="P169" style:family="paragraph" style:parent-style-name="newyear">
      <style:text-properties officeooo:rsid="008e4959" officeooo:paragraph-rsid="008e4959"/>
    </style:style>
    <style:style style:name="P170" style:family="paragraph" style:parent-style-name="newyear">
      <style:text-properties officeooo:rsid="008ff1f7" officeooo:paragraph-rsid="008ff1f7"/>
    </style:style>
    <style:style style:name="P171" style:family="paragraph" style:parent-style-name="newyear">
      <style:text-properties officeooo:rsid="0090fb83" officeooo:paragraph-rsid="0090fb83"/>
    </style:style>
    <style:style style:name="P172" style:family="paragraph" style:parent-style-name="newyear">
      <style:text-properties officeooo:rsid="0091e70c" officeooo:paragraph-rsid="0091e70c"/>
    </style:style>
    <style:style style:name="P173" style:family="paragraph" style:parent-style-name="newyear">
      <style:text-properties officeooo:rsid="0092cab4" officeooo:paragraph-rsid="0092cab4"/>
    </style:style>
    <style:style style:name="P174" style:family="paragraph" style:parent-style-name="newyear">
      <style:text-properties officeooo:rsid="0093c141" officeooo:paragraph-rsid="0093c141"/>
    </style:style>
    <style:style style:name="T1" style:family="text">
      <style:text-properties officeooo:rsid="00105b79"/>
    </style:style>
    <style:style style:name="T2" style:family="text">
      <style:text-properties officeooo:rsid="00167e74"/>
    </style:style>
    <style:style style:name="T3" style:family="text">
      <style:text-properties officeooo:rsid="0017de0d"/>
    </style:style>
    <style:style style:name="T4" style:family="text">
      <style:text-properties style:text-position="super 58%"/>
    </style:style>
    <style:style style:name="T5" style:family="text">
      <style:text-properties officeooo:rsid="001e632a"/>
    </style:style>
    <style:style style:name="T6" style:family="text">
      <style:text-properties officeooo:rsid="001f6242"/>
    </style:style>
    <style:style style:name="T7" style:family="text">
      <style:text-properties officeooo:rsid="0027f7ff"/>
    </style:style>
    <style:style style:name="T8" style:family="text">
      <style:text-properties officeooo:rsid="00287653"/>
    </style:style>
    <style:style style:name="T9" style:family="text">
      <style:text-properties officeooo:rsid="002c5596"/>
    </style:style>
    <style:style style:name="T10" style:family="text">
      <style:text-properties officeooo:rsid="00360155"/>
    </style:style>
    <style:style style:name="T11" style:family="text">
      <style:text-properties officeooo:rsid="003ae7f3"/>
    </style:style>
    <style:style style:name="T12" style:family="text">
      <style:text-properties officeooo:rsid="003f9b76"/>
    </style:style>
    <style:style style:name="T13" style:family="text">
      <style:text-properties officeooo:rsid="0040504f"/>
    </style:style>
    <style:style style:name="T14" style:family="text">
      <style:text-properties officeooo:rsid="00429d26"/>
    </style:style>
    <style:style style:name="T15" style:family="text">
      <style:text-properties officeooo:rsid="00468611"/>
    </style:style>
    <style:style style:name="T16" style:family="text">
      <style:text-properties officeooo:rsid="004f3c92"/>
    </style:style>
    <style:style style:name="T17" style:family="text">
      <style:text-properties officeooo:rsid="004faeac"/>
    </style:style>
    <style:style style:name="T18" style:family="text">
      <style:text-properties officeooo:rsid="0050e345"/>
    </style:style>
    <style:style style:name="T19" style:family="text">
      <style:text-properties officeooo:rsid="00528a55"/>
    </style:style>
    <style:style style:name="T20" style:family="text">
      <style:text-properties officeooo:rsid="005e96b7"/>
    </style:style>
    <style:style style:name="T21" style:family="text">
      <style:text-properties officeooo:rsid="0067e0ff"/>
    </style:style>
    <style:style style:name="T22" style:family="text">
      <style:text-properties officeooo:rsid="0073a844"/>
    </style:style>
    <style:style style:name="T23" style:family="text">
      <style:text-properties officeooo:rsid="00825e08"/>
    </style:style>
    <style:style style:name="T24" style:family="text">
      <style:text-properties officeooo:rsid="008541c7"/>
    </style:style>
    <style:style style:name="T25" style:family="text">
      <style:text-properties officeooo:rsid="0087dced"/>
    </style:style>
    <style:style style:name="T26" style:family="text">
      <style:text-properties officeooo:rsid="0091e7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Anthypatos </text:span>Konstantinos <text:span text:style-name="T22">The Wise</text:span> <text:span text:style-name="T10">Doux </text:span>of Cibyhhra</text:p>
      <text:p text:style-name="P1"/>
      <text:p text:style-name="newyear">996</text:p>
      <text:p text:style-name="newyear"/>
      <text:p text:style-name="P3">12 July</text:p>
      <text:p text:style-name="P3"/>
      <text:p text:style-name="P4">First father, and now grandpa as well, I can see now that my childhood has come to an end. I will spend <text:s/>two years in service of our church and at the end of my mission I shall return to govern in all aspects as my grandfather tought me.</text:p>
      <text:p text:style-name="P4"/>
      <text:p text:style-name="P5">29 September</text:p>
      <text:p text:style-name="P5"/>
      <text:p text:style-name="P5">I have, under the powers of my grandfather’s law, elected my younger brother, Nikephoros, to be my successor until I may father children of my own...I am set to marry an Italian princess you know…</text:p>
      <text:p text:style-name="P5"/>
      <text:p text:style-name="P5">31 December</text:p>
      <text:p text:style-name="P5"/>
      <text:p text:style-name="P5">For 3 and a half years now the Imperial army, commanded by an Italian Commander Hilmagis, has played cat and mouse with Egyptian armies. Neither side seems inclined to engage the other in any sort of <text:span text:style-name="T1">full scale battle and so the war enters it’s fourth year of sudden surges, quick retreats, and occasional skirmishes.</text:span></text:p>
      <text:p text:style-name="P5"/>
      <text:p text:style-name="P114">997</text:p>
      <text:p text:style-name="P114"/>
      <text:p text:style-name="P6">20 July</text:p>
      <text:p text:style-name="P6"/>
      <text:p text:style-name="P6">This year the Egyptians have forced more broad intrusions into Anatolia and forced Hilmagis’ central army into camps in Galatia.</text:p>
      <text:p text:style-name="P6"/>
      <text:p text:style-name="P115">998</text:p>
      <text:p text:style-name="P115"/>
      <text:p text:style-name="P7">8 February</text:p>
      <text:p text:style-name="P7"/>
      <text:p text:style-name="P7">Thus far Commander Hilmagis has been able to repel the Egyptians from Charsianon but has remained unable to penetrate the Egyptian held lands of Melitene or Cilicia.</text:p>
      <text:p text:style-name="P7"/>
      <text:p text:style-name="P7">2 April</text:p>
      <text:p text:style-name="P7"/>
      <text:p text:style-name="P7">Hilmagis has made a risky assault into Cilicia.</text:p>
      <text:p text:style-name="P7"/>
      <text:p text:style-name="P7">19 April</text:p>
      <text:p text:style-name="P7"/>
      <text:p text:style-name="P7">Hilmagis has destroyed a small Egyptian garrsion and suffered very little casualities but no sooner had he turned his back on Charsianon and marched south did the main Egyptian army march into Kaiseria and now if Hilmagis desires to return to his well defended camps in Galatia he will need overcome a mighty host of satan…</text:p>
      <text:p text:style-name="P7"/>
      <text:p text:style-name="P8"><text:soft-page-break/>20 June</text:p>
      <text:p text:style-name="P8"/>
      <text:p text:style-name="P9">Hilmagis has moved his army north but stopped short of engagion the Egyptian host. After years of engagements the Egyptian army has waned to roughly 15,000 men while Hilmagis’ has remained well supplied and continues to receive support from Serbia and the northern tribes. As a result the two armies are now roughly equal in power.</text:p>
      <text:p text:style-name="P9"/>
      <text:p text:style-name="P10">4 July</text:p>
      <text:p text:style-name="P10"/>
      <text:p text:style-name="P10">I have returned from my missionary religious duties and am filled with all such theological teachings that will inform my temproal ministry over this Imperial Theme of Cibyhhra. Much time I spent in Attaleia <text:s/>and there I witnessed first hand the errant ways (both spiritually and socialy) of their people. My first order of buisiness is to better organize our people and to be recognized, as Jesus of the 12, as head of our people. Subsequently I will seek to put an end to sub-administration of Attaleia and wish to see her people fall under my direct rule just as my grandfather, Alexandros, brought the wayward isle of Rhodos unto his fold.</text:p>
      <text:p text:style-name="P10"/>
      <text:p text:style-name="P11">18 September</text:p>
      <text:p text:style-name="P11"/>
      <text:p text:style-name="P11">The Egyptian army has defeated Hilmagis in the battle of Charsianon and forced the imperial retreat to the north. Meanwhile the muslims have poured into Galatia.</text:p>
      <text:p text:style-name="P11"/>
      <text:p text:style-name="P11">25 September</text:p>
      <text:p text:style-name="P11"/>
      <text:p text:style-name="P11">My grandfather, the old doux Alexandros, left a number of bastard children which are a blight upon my court and an affront to God. I have arranged for their marriages to peoples across the known world with some sent to Italy, Serbia, and even the northern tribes of Pechenegs.</text:p>
      <text:p text:style-name="P11"/>
      <text:p text:style-name="P11">16 October</text:p>
      <text:p text:style-name="P11"><text:line-break/>It seems the Emperor Philaretos <text:span text:style-name="T2">has become somewhat annoyed and insulted by my times spent in missionary duty in service of a God which does not strictly follow the teachings of the Holy City. He would have been more pleased had I spent those years in dear service to my empire. Unfortunatly this life is but a transitory station before our next, and God’s will is supreme over man’s. Still his opinion of my father was of the highest degree and I do believe “Uncle Phil” is more bark than bite in this regard.</text:span></text:p>
      <text:p text:style-name="P11"/>
      <text:p text:style-name="P12">17 November</text:p>
      <text:p text:style-name="P12"/>
      <text:p text:style-name="P12">Emperor Philaretos, my uncle, has asked that my sister, Helene, be sent to Constantinople for her education. I have relented to agree.</text:p>
      <text:p text:style-name="P12"/>
      <text:p text:style-name="P12">23 December</text:p>
      <text:p text:style-name="P12"/>
      <text:p text:style-name="P12">Hilmagis, with help and reinforcements from the Scholae PanPalantinae itslef, has managed to re-win lost territory in Charsianon but remain outnumberd since their defeat in September.</text:p>
      <text:p text:style-name="P12"/>
      <text:p text:style-name="P116">999</text:p>
      <text:p text:style-name="P116"/>
      <text:p text:style-name="P13"><text:soft-page-break/>6 February</text:p>
      <text:p text:style-name="P13"><text:line-break/>It seems that a particularly harsh winter has killed many of the Egyptian force and brought the conflict back into a virtual standstill.</text:p>
      <text:p text:style-name="P13"/>
      <text:p text:style-name="P13">14 February</text:p>
      <text:p text:style-name="P13"/>
      <text:p text:style-name="P13">I have arrested the (former) count Anatolios for conspiracy to usurp my title and murder my brother, Nikephoros. <text:span text:style-name="T3">With this done I have unified our theme under my direct control and made our theme into one if not the most powerful in Anatolia.</text:span></text:p>
      <text:p text:style-name="P13"/>
      <text:p text:style-name="P14">8 March</text:p>
      <text:p text:style-name="P14"/>
      <text:p text:style-name="P14">Hilmagis has managed to trap the Egyptian army in the same old camp where once he made his defenses. In Galatia are high mountains which afford a mighty natural defense which certainly do aide the muslims but Hilmagis has cut off their access off the highlands and now has foced the to either engage on imperial terms, or slowly starve in the mountain passes.</text:p>
      <text:p text:style-name="P14"/>
      <text:p text:style-name="P14">16 May</text:p>
      <text:p text:style-name="P14"/>
      <text:p text:style-name="P14">Hilmgis has forced the Egyptian retreat to the south.</text:p>
      <text:p text:style-name="P14"/>
      <text:p text:style-name="P15">3 September</text:p>
      <text:p text:style-name="P15"><text:line-break/>Egypt has received reinforcements and now presses into Charsianon once more.</text:p>
      <text:p text:style-name="P15"/>
      <text:p text:style-name="P15">29 October</text:p>
      <text:p text:style-name="P15"/>
      <text:p text:style-name="P15">Hilmagis was succesful in repelling the Epytians once more into Coloneia.</text:p>
      <text:p text:style-name="P15"/>
      <text:p text:style-name="P16">18 December</text:p>
      <text:p text:style-name="P16"><text:line-break/>Today was my wedding to the Italian princess, Clemencia. Though we have some significant religious differences I respect her council and unique perspective on matters of the court. I trust our union will be a fruitful one…</text:p>
      <text:p text:style-name="P16"/>
      <text:p text:style-name="P117">1000</text:p>
      <text:p text:style-name="P117"/>
      <text:p text:style-name="P17">9 February</text:p>
      <text:p text:style-name="P17"/>
      <text:p text:style-name="P17">Egypt has pushed back to Galatia again.</text:p>
      <text:p text:style-name="P17"/>
      <text:p text:style-name="P17">11 March</text:p>
      <text:p text:style-name="P17"/>
      <text:p text:style-name="P17">Since her arrival I have helped Clemencia to be closer to Christ. We pray now, together, three times a day. I have replaced her utterly erotic pleasure-reading of Ovid with the more tempered works of scripture and I have helped to calm her lustful nature and provoked her mind to more chaste thoughts.</text:p>
      <text:p text:style-name="P17"/>
      <text:p text:style-name="P17"><text:soft-page-break/>5 May</text:p>
      <text:p text:style-name="P17"/>
      <text:p text:style-name="P17">Clemencia still has much to learn. Though she may have been a princess in Italy, in Halikarnossos she serves me. Yesterday she had taken to discipline the commander of our imperial fleets. I quickly silenced her and apologized to the good commander “Red-Cheeks”</text:p>
      <text:p text:style-name="P17"/>
      <text:p text:style-name="P17">7 May</text:p>
      <text:p text:style-name="P17"/>
      <text:p text:style-name="P17">My younger brother, Nikephoros, has been speaking inquisitively with many of my guests for feasts. Thank God he is not shy!</text:p>
      <text:p text:style-name="P17"/>
      <text:p text:style-name="P18">5 July</text:p>
      <text:p text:style-name="P18"/>
      <text:p text:style-name="P18">The stalemate in the east continues. Hilmagis and the muslims remain locked in battle for control over Charsianon.</text:p>
      <text:p text:style-name="P18"/>
      <text:p text:style-name="P19">25 December</text:p>
      <text:p text:style-name="P19"/>
      <text:p text:style-name="P19">Having ruled now for 15 years Emperor Philaretos has grown to be respected by all men of the Empire and believed by many (despite our continued struggle in the East) to have truly returned us to a glory perhaps last attained by Emperor Basil in the 9<text:span text:style-name="T4">th</text:span> century. Indeed we at least have not bled as much territory in the east since his coronation as during the bloody civil war but still gone are the days of conquest under Romanos and Konstantinos VII and VIII. Perhaps Philaretos “the Great” will return us to such glory. All good things in all good time…</text:p>
      <text:p text:style-name="P19"/>
      <text:p text:style-name="P118">1001</text:p>
      <text:p text:style-name="P118"/>
      <text:p text:style-name="P19">11 April</text:p>
      <text:p text:style-name="P19"/>
      <text:p text:style-name="P19">With my blessing, I have allowed my tax collectors to try a new “deffered tax rate” this year. I told them it will not be made permanent unless they can show me the results and they agreed. For now it is only an experiment. Very excited to find out the results.</text:p>
      <text:p text:style-name="P19"/>
      <text:p text:style-name="P20">16 June</text:p>
      <text:p text:style-name="P20"/>
      <text:p text:style-name="P20">I have just received word that a great epidemic of Tuberculosis has spread from the city of Roma into Imperial Italy and that, as an important naval govenor, I need to be on alert and to report any disease to the <text:span text:style-name="T6">Imperial</text:span> City.</text:p>
      <text:p text:style-name="P20"/>
      <text:p text:style-name="P20">26 July</text:p>
      <text:p text:style-name="P20"/>
      <text:p text:style-name="P20">The great tales of all my life telling stories of massive hordes of Turks in the east have finally been corroborated by first hand accounts of Imperial soldiers in Edessa. A massive host, some say over 50,000 strong, was seens in Syria. These strange men fought alongside the familiar Persians but were undoubably non arabs themselvs. I fear these strange men of the far east will one day pose a threat to our empire, but as of now we cannot even fend off the Egyptians from Anatolia…</text:p>
      <text:p text:style-name="P20"/>
      <text:p text:style-name="P20">3 August</text:p>
      <text:p text:style-name="P20"><text:soft-page-break/></text:p>
      <text:p text:style-name="P20">My sister, Helene, who I sent to Constantinople for education has written me and declared herself a wayward nun and asked my permission to depart into Bulgaria under the protection of a man she met in the holy city. She says that they will, together, go their ways and preach the faith of Pauli<text:span text:style-name="T5">anism through the Balkans. I have given her my leave and my blessings to her marriage. May Christ watch and protect her!</text:span></text:p>
      <text:p text:style-name="P20"/>
      <text:p text:style-name="P21">13 October</text:p>
      <text:p text:style-name="P21"/>
      <text:p text:style-name="P21">The greatest battle of this nearly 10 year war was fought today. Once more upon the the harsh hills and myterious mountain spires of Cappodicia the two armies of Hilmagis and Egypt clash in an epic battle to decide the fate of Eastern Anatolia.</text:p>
      <text:p text:style-name="P21"/>
      <text:p text:style-name="P21">14 October</text:p>
      <text:p text:style-name="P21"/>
      <text:p text:style-name="P21">Hilmagis has managed to hold the fortress of Charsianon and repelled the Egyptians once more. Both sides have suffered massive casualites and our victory is only a technicality in that Egypt did not achieve their objective to occupy the mighty fortress. This battle has not done much to advance either side’s victory over the other.</text:p>
      <text:p text:style-name="P21"/>
      <text:p text:style-name="P119">1002</text:p>
      <text:p text:style-name="P119"/>
      <text:p text:style-name="P22">8 January</text:p>
      <text:p text:style-name="P22"/>
      <text:p text:style-name="P22">The Egyptians have re-grouped in Cilicia and appear to be mounting a re-newed attack on Charsianon.</text:p>
      <text:p text:style-name="P22"/>
      <text:p text:style-name="P23">22 March</text:p>
      <text:p text:style-name="P23"/>
      <text:p text:style-name="P23">Emperor Philaretos himself has arrived with over 2,000 soldiers to repel the Muslim invasion.</text:p>
      <text:p text:style-name="P23"/>
      <text:p text:style-name="P23">23 April</text:p>
      <text:p text:style-name="P23"/>
      <text:p text:style-name="P23">More disturbing news from the east. It seems the men of Seljuk are no longer the feared men of the north to descend from the mountains. Over the last 50 years of so the Turks have become more and more civilized and more alike their southernly neighbors, the Persians. A nuissance to be sure but no longer some mythical foe to be feared. The new tales told by our passing merchants tell of a new, much more fearsome warrior far to the east even beyong the Indus itsef. The mongols they are called, fearsome horse lords who descend from the steppe and destroy all in their path. I for one am unfazed. What more should I fear these equestrian pirates than the Egyptians?</text:p>
      <text:p text:style-name="P23"/>
      <text:p text:style-name="P24">9 May</text:p>
      <text:p text:style-name="P24"/>
      <text:p text:style-name="P24">It would seem our emperor arrived in the east to bargin, not to fight. He has agreed with the sultan to yield the lands of Cilicia, Melitene, and Koloneia in exchange for a tribute, and agreement to cease hostilities. I am glad to have the fighting be over, and though the terms are somewhat favorable I had hoped to see Cilicia and all the eastern provinces re-taken from the Egyptians and even a push into Antioch. Alas these things are not to be.</text:p>
      <text:p text:style-name="P24"/>
      <text:p text:style-name="P24"><text:soft-page-break/>31 May</text:p>
      <text:p text:style-name="P24"/>
      <text:p text:style-name="P24">Upon his return to Constantinople Emperor Philaretos warmly received and greeted as a hero. He promised to return the empire to it’s former glory and declared his first great victory to that aim. His next move is to unite the Balkans under Imperial rule. A grand ambition but perhaps achievable. His first move is an immediate expulsion of any merchants of Serbia and Bulgaria and an Embargo of Serbian ports along the Adriatic.</text:p>
      <text:p text:style-name="P25"/>
      <text:p text:style-name="P26">2 September</text:p>
      <text:p text:style-name="P26"/>
      <text:p text:style-name="P26">I have begun the expansion of the city of Side. Many areas of my realm were long neglected compared to our city of Halikarnassos and I believe that if we are to prosper all our people must be lifted up.</text:p>
      <text:p text:style-name="P26"/>
      <text:p text:style-name="P26">1 December</text:p>
      <text:p text:style-name="P26"/>
      <text:p text:style-name="P26">God smiles upon me, my wife, Clemencia, is pregnant.</text:p>
      <text:p text:style-name="P26"/>
      <text:p text:style-name="P120">1003</text:p>
      <text:p text:style-name="P120"/>
      <text:p text:style-name="P27">1 July</text:p>
      <text:p text:style-name="P27"/>
      <text:p text:style-name="P27">A daughter, Alexeia after my mother, was born today. I have a daughter. I have chosen for the time being to leave my brother, Nikephoros as my heir. If I should have a son I will transfer my inheritance to him but not to my daughter.</text:p>
      <text:p text:style-name="P27"/>
      <text:p text:style-name="P27">25 July</text:p>
      <text:p text:style-name="P27"/>
      <text:p text:style-name="P27">Clemencia my wife seems happy to have borne our daughter and was welcomed back to the church for her cleansing with open arms. I could see the hapiness in her eyes and I know that she is happy to be here and be a part of my life spiritually, and politically.</text:p>
      <text:p text:style-name="P27"/>
      <text:p text:style-name="P121">1004</text:p>
      <text:p text:style-name="P121"/>
      <text:p text:style-name="P28">20 January</text:p>
      <text:p text:style-name="P28"/>
      <text:p text:style-name="P28">The Serbs have been no match for our Imperial might and our armies have quickly over-whelmed theirs and implemented the general embargo. Emperor Philaretos has been rather cruel to the captured Serbs as well. I hear stories that he would have both of their legs broken and then left to crawl back to their homes (cripples will cripple their economy and over time drive them to depend on the empire)</text:p>
      <text:p text:style-name="P28"/>
      <text:p text:style-name="P29">18 March</text:p>
      <text:p text:style-name="P29"/>
      <text:p text:style-name="P29">There was a riot at the church today, it seems the Bishop, Romanos, said something rather inciting and ended up being hit by a flying chair. No one was found to be at fault but I did warn the Bishop that the people can be rather rowdy and if he wont identify a perpetrator I cannot enforce the laws…</text:p>
      <text:p text:style-name="P29"/>
      <text:p text:style-name="P29">18 May</text:p>
      <text:p text:style-name="P29"/>
      <text:p text:style-name="P29"><text:soft-page-break/>I received a lovely letter today from my aunt Theodora. She is such a wonderful, and caring woman. There truly are few like her today…</text:p>
      <text:p text:style-name="P29"/>
      <text:p text:style-name="P29">29 June</text:p>
      <text:p text:style-name="P29"/>
      <text:p text:style-name="P29">Emperor Philaretos has officially organized the lands east of Koloneia which remain under Imperial control into the Theme of Mesopotamia.</text:p>
      <text:p text:style-name="P29"/>
      <text:p text:style-name="P30">6 July</text:p>
      <text:p text:style-name="P30"/>
      <text:p text:style-name="P30">Emperor Philaretos the Great hs recognized my loyalty to the Empire (and confirmed my suspicions that he did not mind my religious beliefs) and conferred upon me the high and right honorable title “Anthypatos of the Empire” A badge I now wear with great praise and honor.</text:p>
      <text:p text:style-name="P30"/>
      <text:p text:style-name="P31">16 August</text:p>
      <text:p text:style-name="P31"/>
      <text:p text:style-name="P31">I have expanded the walls of our castle here at Halikarnassos.</text:p>
      <text:p text:style-name="P31"/>
      <text:p text:style-name="P31">23 August</text:p>
      <text:p text:style-name="P31"/>
      <text:p text:style-name="P31">After over ten years in the dungeons of Emperor Philaretos Doux Louis has been released and sent to Edessa where the once prestigious Doux of Thrace turned traitor and prisoner will live our the rest of his days in disgrace.</text:p>
      <text:p text:style-name="P31"/>
      <text:p text:style-name="P31">7 September</text:p>
      <text:p text:style-name="P31"/>
      <text:p text:style-name="P31">I had to break up a fight between my brother Nikephorus and the son of my commander. Nikephorus it seems was quite envious of the athletic skill of his young rival. I pray for his salvation…</text:p>
      <text:p text:style-name="P31"/>
      <text:p text:style-name="P31">2 October</text:p>
      <text:p text:style-name="P31"/>
      <text:p text:style-name="P31">Emperor Philaretos has made a rather controversial decision. He has siezed the lands of Longobardia in easter Italy to be controlled directly by the throne. For many years petty noblemen and landlords had fought eachother for control of the Italian theme and for as many years the Emperor had tured a blind eye and not become involved. That changed today when he <text:span text:style-name="T7">dismissed the position of Doux of Longobardia and sent the petty nobles back to their respective baronies. I support this decision and think the Emperor would be wise to outlaw inter-empire warfare alltogether but many in Italy do not agree. The decision of the empieror has drawn audible protest form Lukania and Calabria.</text:span></text:p>
      <text:p text:style-name="P31"/>
      <text:p text:style-name="P32">15 November</text:p>
      <text:p text:style-name="P32"/>
      <text:p text:style-name="P32">Emperor Philaretos has <text:span text:style-name="T8">reorganized the lands of eastern italy unto the Doux of Benevento, a close ally and strong supporter of the Emperor. In this way he may return to a more hands off approach and trust that the lands of Longobardia will remain tranquil while also promoting a force at least as powerful as Calabria and Lukania to help deter them from insubordonite thoughts.</text:span></text:p>
      <text:p text:style-name="P32"/>
      <text:p text:style-name="P33">15 December</text:p>
      <text:p text:style-name="P33"/>
      <text:p text:style-name="P33"><text:soft-page-break/>I have been invited to a great Christmas feast at the request of my Emperor I make haste for the Imperial City. As Anthypatos I could scarcely refuse such an honor.</text:p>
      <text:p text:style-name="P33"/>
      <text:p text:style-name="P33">25 December</text:p>
      <text:p text:style-name="P33"/>
      <text:p text:style-name="P33">At the great feast Emperor Philaretos made a show of confiscating and redistributing lands from Douxs who had grown in might to eclispe their proper ranks. I was greeted warmly and well received. We feasted many hours on the finest wines, fruits, cheeses and meats. There also Philaretos the Great released many Egyptian prisoners and together we celbrated our lord and savior Jesus Christ.</text:p>
      <text:p text:style-name="P33"/>
      <text:p text:style-name="P122">1005</text:p>
      <text:p text:style-name="P122"/>
      <text:p text:style-name="P33">23 January</text:p>
      <text:p text:style-name="P33"/>
      <text:p text:style-name="P33">Having returned home I find my own palace cold, and uncomfortable copared to the great luxury of the Imperial palace. I do hope there will be another feast next year…</text:p>
      <text:p text:style-name="P33"/>
      <text:p text:style-name="P34">6 March</text:p>
      <text:p text:style-name="P34"/>
      <text:p text:style-name="P34">Philaretos the Great has called a war against Georgia. He seeks to take the lands of Tao a mountainous region on our north-east border. 30 years ago a similar invasion under Emperor Ioannes the weak doomed his empire and ignited a devastating 10 year long civil war. I believe Philaretos has called this war (which should be an easy imperial victory) to demonstrate his power and capabilities so that no vassal makes the mistake of believing him to be a failed emperor such as Ioannes was.</text:p>
      <text:p text:style-name="P34"/>
      <text:p text:style-name="P34">15 June</text:p>
      <text:p text:style-name="P34"/>
      <text:p text:style-name="P34">Having arrived in Trebizond the Imperial army has reported an outbreak of Typhoid Fever in and among the camps. Hopefully this will not spread far…</text:p>
      <text:p text:style-name="P34"/>
      <text:p text:style-name="P34">24 August</text:p>
      <text:p text:style-name="P34"/>
      <text:p text:style-name="P34">The Imperial Army has flatteneded the Georgian border guard and now advances into the mountinas of Tao.</text:p>
      <text:p text:style-name="P34"/>
      <text:p text:style-name="P34">25 August</text:p>
      <text:p text:style-name="P34"/>
      <text:p text:style-name="P34">Something feels dreadfully wrong with me. I have become quite ill…</text:p>
      <text:p text:style-name="P34"/>
      <text:p text:style-name="P35">16 October</text:p>
      <text:p text:style-name="P35"/>
      <text:p text:style-name="P36">A war has broken out already between Benevento and Lukania. The Emperor has departed east with his armies to win in Georgia and In the meanwhile the fragile imperial network has begun to crack. In addition to the Italian war certain faction in Greece as well have begun to speak of the Emperor in most disrespectful ways. I fear Georgia will prove a cursed dying ground once more.</text:p>
      <text:p text:style-name="P36"/>
      <text:p text:style-name="P36">25 December</text:p>
      <text:p text:style-name="P36"><text:soft-page-break/><text:line-break/>No feast this year. Instead Philaretos the Great is in Georgia where they have already captured the lands of Tao and a rag-tag army led by the Georgian King attempts to roust them from the land. In Italy Lukania has defeated Benevento <text:span text:style-name="T9">and the hold of the penninsula by Philaretos is tenuous at best. </text:span></text:p>
      <text:p text:style-name="P36"/>
      <text:p text:style-name="P123">1006</text:p>
      <text:p text:style-name="P123"/>
      <text:p text:style-name="P37">8 February</text:p>
      <text:p text:style-name="P37"/>
      <text:p text:style-name="P37">My God! After nearly 6 months I have finally regained my strength.</text:p>
      <text:p text:style-name="P37"/>
      <text:p text:style-name="P38">15 February</text:p>
      <text:p text:style-name="P38"/>
      <text:p text:style-name="P38">The Georgian King has agreed to surrender his lands in Tao.</text:p>
      <text:p text:style-name="P38"/>
      <text:p text:style-name="P38">19 April</text:p>
      <text:p text:style-name="P38"/>
      <text:p text:style-name="P38">It seems that the Egyptian Sultan, Unujur Ironside the Terrible, has died at last. The old man had terrorized our people since the days of my grandfather. With his passing it does throw some doubt on our recent treaty between our empire and his. Hopefully this will prove little concern to us.</text:p>
      <text:p text:style-name="P38"/>
      <text:p text:style-name="P39">11 September</text:p>
      <text:p text:style-name="P39"/>
      <text:p text:style-name="P39">I had to put down Clemencia’s beloved mare due to sickness and old age. I could tell she was heartbroken and so I set out to find her a new one. I settoed on a sweet old chestnut mare. Since Clemencia does not often ride for distance I thougjt an older horse would suit her needs just fine.</text:p>
      <text:p text:style-name="P39"/>
      <text:p text:style-name="P40">7 November</text:p>
      <text:p text:style-name="P40"/>
      <text:p text:style-name="P40">My younger brother and heir, Nikephoros, has become proud and arrogant. I pray to God to help him with his sins…</text:p>
      <text:p text:style-name="P40"/>
      <text:p text:style-name="P124">1007</text:p>
      <text:p text:style-name="P124"/>
      <text:p text:style-name="Standard"/>
      <text:p text:style-name="P37"/>
      <text:p text:style-name="P41">8 July</text:p>
      <text:p text:style-name="P41"/>
      <text:p text:style-name="P41"/>
      <text:p text:style-name="P41">In Italy the independence faction in Lukania has more or less evaporated. Benevento has not regained it’s once glorious position as ‘steward of Italy’ and instead that honor has been siezed by the sister of the former Emperor Ioannes, Melissa the Just. Melissa led a band of freedom fighters during the civil war and so it is surprising to see her become a symbol of conservative imperial loyalty. Her past behind her she leads a just and noble movement and controls most of central Italy under the blessing of Emperor Philaretos.</text:p>
      <text:p text:style-name="P41"/>
      <text:p text:style-name="P42">27 August</text:p>
      <text:p text:style-name="P42"/>
      <text:p text:style-name="P42"><text:soft-page-break/>A stranger dressed head to foot in midnight blue shoved a strange and dusty old tome into my lap at dinner tonight. I have no idea who the fellow was but the book has filled me with a strange sense of importance. It wants me to read it. I will spend some time studying it’s mysteries…</text:p>
      <text:p text:style-name="P42"/>
      <text:p text:style-name="P125">1008</text:p>
      <text:p text:style-name="P125"/>
      <text:p text:style-name="P43">8 February</text:p>
      <text:p text:style-name="P43"/>
      <text:p text:style-name="P43">My magist<text:span text:style-name="T16">ros</text:span>, Eustratios, has done an excellent job of boosting my relations with the Emperor as well as the various cities under my command in the Them of Cibyhhra.</text:p>
      <text:p text:style-name="P43"/>
      <text:p text:style-name="P44">6 May</text:p>
      <text:p text:style-name="P44"/>
      <text:p text:style-name="P44">African raiders have landed on the Aegian island of Chios. 1200 pirates, Emperor Philaretos has had the Thracian army dispatched to apprehand them.</text:p>
      <text:p text:style-name="P44"/>
      <text:p text:style-name="P44">17 August</text:p>
      <text:p text:style-name="P44"/>
      <text:p text:style-name="P44">I continue to expand our military complex here in the city of Halikarnossos with a new, larger barraks and an additional training grounds for our soldiers to practice maneuvers.</text:p>
      <text:p text:style-name="P44"/>
      <text:p text:style-name="P44">11 September</text:p>
      <text:p text:style-name="P44"/>
      <text:p text:style-name="P44">Today, while strolling through my gardens, a band of thieves burst over the wall and stole all the gold I had with me. It was not much but an affront to my power and authority as doux. I have ordered the men to be found and killed.</text:p>
      <text:p text:style-name="P44"/>
      <text:p text:style-name="P46">13 November</text:p>
      <text:p text:style-name="P46"/>
      <text:p text:style-name="P46">Emperor Philaretos has made a number of moves this Autumn season to consolodate the power of a number of budding powers in his Empire. The doux of the Aegian Isles, Zacharias II, for example has had the the city of Trebizond revoked from his possesion and transformed into an imperial city under the Emperor’s direct control. He has also forced the conversion of a number of heritics living in and around Thracia. He has not made any such orders regarding me, his beloved wife’s nephew.</text:p>
      <text:p text:style-name="P47"/>
      <text:p text:style-name="P46">31 December</text:p>
      <text:p text:style-name="P46"/>
      <text:p text:style-name="P46">Melissa the Just has passed away at the grand age of 68. She has split her Italian lands between her three sons. To the eldest she gave Lukania and Salerno, to the middle she gave Benevento and Foggia, to the youngest she left only <text:span text:style-name="T12">Katantheros. Her death and subsequent division of the Italian Legue could prove problamatic as her control over Italy was widely regarded as the knot which held the penninsula under Roman rule. Perhaps it shall return to anarchy, perhaps her unifying power will set a precedent to put a stop to such nonesense. The Emperor for his part has no qualms with any of the gentleman and has raised Doux Manuel of Benevento to the rank of Anthypatos of Rome.</text:span></text:p>
      <text:p text:style-name="P46"/>
      <text:p text:style-name="P126">1009</text:p>
      <text:p text:style-name="P126"/>
      <text:p text:style-name="P48">17 January</text:p>
      <text:p text:style-name="P48"><text:soft-page-break/></text:p>
      <text:p text:style-name="P48">A plague of smallpox has arrisen in Egyptian controlled Koloneia and threatens to spread westward into the Empire.</text:p>
      <text:p text:style-name="P45"/>
      <text:p text:style-name="P48">27 January</text:p>
      <text:p text:style-name="P48"/>
      <text:p text:style-name="P48">A growing number of military commanders, especially in the east, have begun to call for Emperor Philaretos (who they feel has abandoned them on the now calm eastern front) to transfer Imperial power back to the rightful line of Empress Helene by means of her only surviving son <text:span text:style-name="T13">Theophanes Skleros who was born Porphyrogenitus in 949 and now lives as a malnourished shut in in a dingy and cramped apartement in the city of Maroneia 200 miles west of the Imperial city. Many feel it is a disgrace what has happened to the son of the Empress and would like to see him restored to his Imperial Majesty. I for one am not overwon by his tragic story and would like to see Philaretos remain on the throne if no other reason than the continued stability and strength we have enjoyed during his reign. Besides am I not Helene’s grandson? Was not my father her elder son Romanos? I should stand in line before these restorationist before this abandoned ascetic.</text:span></text:p>
      <text:p text:style-name="P48"/>
      <text:p text:style-name="P49">7 February</text:p>
      <text:p text:style-name="P49"><text:line-break/>My younger brother Nikephoros has been spending much of his time with his nose burried in the scriptues. Thank God I have tought my young ward well. Father would be proud…</text:p>
      <text:p text:style-name="P49"/>
      <text:p text:style-name="P49">30 March</text:p>
      <text:p text:style-name="P49"/>
      <text:p text:style-name="P49">The plague of smallpox still rages and has spread from Cappadocia all the way past the moutains of Tao and the eastern shores of the Black Sea. God save us and our lands from this pestilince.</text:p>
      <text:p text:style-name="P50"/>
      <text:p text:style-name="P51">3 July</text:p>
      <text:p text:style-name="P51"/>
      <text:p text:style-name="P51">I have begun tutoring my daughter Alexeia and arranged for her marriage to the son of the Emperor himself: Prince Ioannes Porphyrogenitus! A splendid honor for my daugther and my family.</text:p>
      <text:p text:style-name="P51"/>
      <text:p text:style-name="P52">8 August</text:p>
      <text:p text:style-name="P52"><text:line-break/>Alexeia has become quite gregarious and I thank God for it.</text:p>
      <text:p text:style-name="P52"/>
      <text:p text:style-name="P52">21 September</text:p>
      <text:p text:style-name="P52"/>
      <text:p text:style-name="P52">Good news the smallpox plague has passed and our people were never effected.</text:p>
      <text:p text:style-name="P52"/>
      <text:p text:style-name="P52">22 September</text:p>
      <text:p text:style-name="P52"><text:line-break/>Bad news. During his banishment in Edessa, Louis ‘Ironside’ Bouvinid son of Thracian lord Charles-Constantin had retained his title as Doux of Optimatoi in essentially name only. His exile in the furthest reaches of the empire had assured he would not be able to excersize any authority on the eastern side of the Bosporus or so we thought. Louis had risen to be somewhat of an anti-authority hero in Edessa and become a champion of the revival movement championed by the eastern military. (A bit ironic as Louis has been remembered as mostly a champion of anarchy since the days of the civil war but I suppose his battles defending the Holy City from the pro-Philaretos imperial faction is enough to inspire confidence <text:soft-page-break/>in him to the rebel faction) Louis under the guard of the eastern armies of Mesapotamia, Arminia, and Anatolia, marched west to demand his pardon and the restoration of his titles in Optimatoi and Thracia. Upon word of this march Emperor Philaretos declared Louis an <text:span text:style-name="T14">enemy of the Empire, the march an inssurection, and immediately siezed all of his lands in the name of the empire. Louis on his march rallied the hearts and minds of most soldiers they met on their way and now are camped on the eastern side of the Bosporus with over 30,000 men. It is unknown if they will attempt an attack on the holy city or if Philaretos will simply try to appease him but the stage has been set for another bloody civil war. Upon news of the rebellion in the east all enemies of the Throne west of the Bosporus have taken the opprotunity to raise their own flags in rebellion against the tyranny of Philaretos including the embarrased doux Zacharias II, the lords of Dyrrachion and Epirus, and the ambitious Anthypatos Manuel of Benevento who has attacked his own brothers in Lukania. We will send what men we can spare to Constantiople at once to aid our besieged Emperor.</text:span></text:p>
      <text:p text:style-name="P52"/>
      <text:p text:style-name="P54">25 September</text:p>
      <text:p text:style-name="P54"><text:line-break/>In a stunning upset to the Emperor the Army of Thrace has disobeyed Philaretos’ orders to defend the city and instead has laid siege from the west on the Imperial City. Philaretos, now defended only by the city garrison and his personal Varagian Guard seems sure to fall with the city itself to this rebellion.</text:p>
      <text:p text:style-name="P54"/>
      <text:p text:style-name="P54">6 November</text:p>
      <text:p text:style-name="P54"/>
      <text:p text:style-name="P54">The siege around Constantinople continues but the rumor is that Philaretos’ has already fled the city under cover of nightfall and in disgrace.</text:p>
      <text:p text:style-name="P54"/>
      <text:p text:style-name="P55">7 November</text:p>
      <text:p text:style-name="P55"/>
      <text:p text:style-name="P55">Far off lands warn us of a great and mighty horselord far to the north of the Caspian Sea. They call him Ghengis Khan and warn that his armies are like those of the Devil in time of revelation. Something I hope will stop this terror of the east…</text:p>
      <text:p text:style-name="P55"/>
      <text:p text:style-name="P55">25 December</text:p>
      <text:p text:style-name="P55"><text:line-break/>Today a dark christmas. The wall of Constantinople are high, and tough, her grain stores deep and plentiful but the city is doomed. Across the empire loyal soldiers are defeated at the hands of rebel in every province. Italy alone the enemy has suffered some setbacks. Anthypatos Manuel cannot alone conquer all the penninsula and has requested assistance from Greek rebels. It is unclear is Manuel desires to crown himself King of southern Italy or if this request will require his allience and allegiance to Louis Ironside.</text:p>
      <text:p text:style-name="P55"/>
      <text:p text:style-name="P127">1010</text:p>
      <text:p text:style-name="P127"/>
      <text:p text:style-name="P55">25 January</text:p>
      <text:p text:style-name="P55"/>
      <text:p text:style-name="P55">Oh cureses I have fallen dreadfuly ill once again! Fever, a terrible cough, and aches all through my poor wretched body.</text:p>
      <text:p text:style-name="P55"/>
      <text:p text:style-name="P55">23 February</text:p>
      <text:p text:style-name="P55"/>
      <text:p text:style-name="P55"><text:soft-page-break/>After two months of close, and destructive, battle across Italy 8,000 Greek soldiers landed at Brendesium and stand poised to destroy any remnants of Imperial power in the peninsula.</text:p>
      <text:p text:style-name="P55"/>
      <text:p text:style-name="P56">28 February</text:p>
      <text:p text:style-name="P56"/>
      <text:p text:style-name="P56">Thank God my illness has passed. The war remains bleak, the Holy City on the verge of collapse and Emperor Philaretos has not been heard from or seen since September.</text:p>
      <text:p text:style-name="P56"/>
      <text:p text:style-name="P56">7 March</text:p>
      <text:p text:style-name="P56"/>
      <text:p text:style-name="P56">Italy has fallen, Greece has fallen, Anatolia has fallen. Virtually everywhere the forces of Louis’ Ironside rebellion have been victorious. With the exception of the Holy City itself Louis is the most powerful man in the Empire. What will transpire upon the city’s capture I know not. Perhaps Louis will make himself emperor, perhaps Philaretos will be restored but Louis will carve for himself a large chunk of the empire for himself and likely re-claim his lands in Thracia, Greece, and Anatolia. I know not what the future may hold but I pray to God to keep the empire safe.</text:p>
      <text:p text:style-name="P56"/>
      <text:p text:style-name="P56">18 March</text:p>
      <text:p text:style-name="P56"/>
      <text:p text:style-name="P56">In anticipation of our defeat I have sent my Magistrate to speak with Louis on my behalf. I must start now to negotiate peaceful terms for our treatment under the new regime, whatever type that regime may be…</text:p>
      <text:p text:style-name="P56"/>
      <text:p text:style-name="P57">27 August</text:p>
      <text:p text:style-name="P57"/>
      <text:p text:style-name="P57">11 months, nearly to the day, after Louis first laid siege to the Holy City Emperor Philaretos ordered the gates opened and invited the besieging army into the city to be honored. He met with Louis Ironside and they agreed that he will surrender his position as Emperor and turn over the decision process to the Imperial council to decide the fate of the Empire. Both Louis and Philaretos will be banished from the city and ordered to remain east of the Bosporus while Philaretos’ eldest daughter Helene II my cousin will become Empress of Rome. This decision does not sit well with me and I worry that after so many months of bloodshed across the empire the leaders of the rebellion will not be satisfied with Philaretos’ daughter becoming the new empress but Louis seemed satisfied and crossed the Bosporus into Nikomedia.</text:p>
      <text:p text:style-name="P57"/>
      <text:p text:style-name="P58">2 September</text:p>
      <text:p text:style-name="P58"><text:line-break/>The empire is in shambles and the strange peace feels uneasy at best. Helene II has declared that I am to remain anthypatos and a genuine friend before the throne and the marriage between my brother Nikephoros and her sister Theognosia is to proceed as planned by her father. Nikephoros for his part has become a well learned young man and has taken after me in many ways.</text:p>
      <text:p text:style-name="P58"/>
      <text:p text:style-name="P58">8 September</text:p>
      <text:p text:style-name="P58"/>
      <text:p text:style-name="P58">My daughter Alexeia has become slothful in her studies and I have taken to prayer and asked God to help her realize the importance of study.</text:p>
      <text:p text:style-name="P58"/>
      <text:p text:style-name="P58">12 September</text:p>
      <text:p text:style-name="P58"/>
      <text:p text:style-name="P58"><text:soft-page-break/>Helene II as a form of re-payment and aknowledgment to the dissociated eastern miitary factions which instigated the civil war which led to her ascension to the throne has announced a campaign in the east for Kurdistan. Siezing on a divided Abbasid Persian State (which is currently fighting a war against Christian rebels in Syria and supporting Muslims in Iberia) she has promised to bring new glories to Rome and hopes to cement her place as Empress in the hearts and minds of her people. Giving us a new enemy to be united against is her best shot at transitioning the omnipresent hostilites away from authority and towards a foreign enemy.</text:p>
      <text:p text:style-name="P58"/>
      <text:p text:style-name="P58">2 October</text:p>
      <text:p text:style-name="P58"/>
      <text:p text:style-name="P58">In her second act of Imperial weight Empress Helene II <text:span text:style-name="T15">has rewarded an aging military commander from the east with lands in Thracia in order to further reward and pacify the rebels and also to reorganize the lords of Thrace who had proven disloyal to the throne last year in the war.</text:span></text:p>
      <text:p text:style-name="P58"/>
      <text:p text:style-name="P59">10 October</text:p>
      <text:p text:style-name="P59"/>
      <text:p text:style-name="P59">At only 17 years old Empress Helene II has already shown to me at least she is an intelligent and capable ruler. Today she has truly surpirsed me. She has crossed the Bosporus with the army of Thrace headed for the east. An Empress leading an army is something that is absolutely unheard of. Not even Theodora the ledgendary or Helene the noble have ever done something such as this. In Helene II I see Helene the noble, Melissa the just, and Theodora all combined. May her reign be long and prosporus!</text:p>
      <text:p text:style-name="P59"/>
      <text:p text:style-name="P128">1011</text:p>
      <text:p text:style-name="P128"/>
      <text:p text:style-name="P60">11 February</text:p>
      <text:p text:style-name="P60"/>
      <text:p text:style-name="P60">My wifes horse has died again. I have arranged for her to receive another.</text:p>
      <text:p text:style-name="P60"/>
      <text:p text:style-name="P60">14 April</text:p>
      <text:p text:style-name="P60"/>
      <text:p text:style-name="P60">In the east Helene II has gained the alliance of the Syrian Christians and with their help has defeated a grand Persian army on the banks of the Euphretes clearing her path to Kurdistan.</text:p>
      <text:p text:style-name="P60"/>
      <text:p text:style-name="P61">17 June</text:p>
      <text:p text:style-name="P61"/>
      <text:p text:style-name="P61">Upon her arrival in Edessa Helene II was shocked to discover that the armies of the far east remain loyal to Louis Ironside alone and would not join her in a march east to take Kurdistan.</text:p>
      <text:p text:style-name="P61"/>
      <text:p text:style-name="P61">1 July</text:p>
      <text:p text:style-name="P61"/>
      <text:p text:style-name="P61">My brother Nikephoros has welcomed his first daughter, Valeria, to the world.</text:p>
      <text:p text:style-name="P61"/>
      <text:p text:style-name="P61">23 July</text:p>
      <text:p text:style-name="P61"/>
      <text:p text:style-name="P61">Helene II has arrived in persia and laid siege to the fortress of Sharazur at the southern footkils of the Kurdistan mountains.</text:p>
      <text:p text:style-name="P61"/>
      <text:p text:style-name="P62">8 October</text:p>
      <text:p text:style-name="P62"><text:soft-page-break/></text:p>
      <text:p text:style-name="P62">Alexeia, my brave little girl, was bitten by a snake this morning while playing in the gardens and didnt even cry! That’s my lass!</text:p>
      <text:p text:style-name="P62"/>
      <text:p text:style-name="P62">26 October</text:p>
      <text:p text:style-name="P53"/>
      <text:p text:style-name="P62">For many years I have studied the strange book but still it’s figures and language remain a mystery to me. I will continue with my intense study of the book and soon enough it’s secrets shall be mine!</text:p>
      <text:p text:style-name="P62"/>
      <text:p text:style-name="P62">13 November</text:p>
      <text:p text:style-name="P62"/>
      <text:p text:style-name="P62">Sharazar has fallen and the story tells that on the eve of it’s capture Empress Helene II gave birth and by the morning had recovered enough to lead the storming of the gates! What a woman!</text:p>
      <text:p text:style-name="P62"/>
      <text:p text:style-name="P62">17 November</text:p>
      <text:p text:style-name="P62"/>
      <text:p text:style-name="P62">I have decided the book is mere nonesense howerver my time spent in study has refined my process of study and I feel myself to be a true scholar now.</text:p>
      <text:p text:style-name="P62"/>
      <text:p text:style-name="P129">1012</text:p>
      <text:p text:style-name="P129"/>
      <text:p text:style-name="P63">23 February</text:p>
      <text:p text:style-name="P63"/>
      <text:p text:style-name="P63">An invadin Persian army was destroyed and routed by Empress Helene in Irbil.</text:p>
      <text:p text:style-name="P63">15 March</text:p>
      <text:p text:style-name="P63"/>
      <text:p text:style-name="P63">As winter ends Helene II makes preparations to take Kurdistan.</text:p>
      <text:p text:style-name="P63"/>
      <text:p text:style-name="P63">23 August</text:p>
      <text:p text:style-name="P63"/>
      <text:p text:style-name="P63">A great plague of Typhoid fever has begun here on the south western shores of Anatolia. Our city of Halikarnossos has many dead already. I fear the worst…</text:p>
      <text:p text:style-name="P63"/>
      <text:p text:style-name="P64">26 September</text:p>
      <text:p text:style-name="P64"><text:line-break/>One of my commanders, Sabas, along with much of our military has contracted the Typhoid fever…</text:p>
      <text:p text:style-name="P64"/>
      <text:p text:style-name="P64">8 November</text:p>
      <text:p text:style-name="P64"/>
      <text:p text:style-name="P64">I cought my daugher Alexeia torturing a rat today. I have asked God to please exorcise whatever demon has possesed her.</text:p>
      <text:p text:style-name="P64"/>
      <text:p text:style-name="P64">18 November</text:p>
      <text:p text:style-name="P64"><text:line-break/>At long last our empire has come into battle with the once feared Seljuk Turk people. 6,000 turks have entered the war on the side of Persia and cut off our supply lines at Taron. Helene II remains bogged down in Kurdistan with the Imperial army and it seems likely that Taron will fall to these Turks.</text:p>
      <text:p text:style-name="P64"/>
      <text:p text:style-name="P64"><text:soft-page-break/>27 November</text:p>
      <text:p text:style-name="P64"><text:line-break/>The Bishop Romanos has contracted Typhoid fever…</text:p>
      <text:p text:style-name="P64"/>
      <text:p text:style-name="P130">1013</text:p>
      <text:p text:style-name="P130"/>
      <text:p text:style-name="P130"/>
      <text:p text:style-name="P64">26 January</text:p>
      <text:p text:style-name="P64"/>
      <text:p text:style-name="P64">Romanos has died of the Typhoid fever. I have named my brother as the bew bishop of our city.</text:p>
      <text:p text:style-name="P64"/>
      <text:p text:style-name="P65">9 February</text:p>
      <text:p text:style-name="P65"><text:line-break/>We have completed the training ground and armor for 100 cataphract horesemen!</text:p>
      <text:p text:style-name="P65"/>
      <text:p text:style-name="P65">11 February</text:p>
      <text:p text:style-name="P65"/>
      <text:p text:style-name="P65">While hunting we discovered a massive bear in a cave. I was able to fight him off uninjured unfortunately many of my men were not as lucky as I…</text:p>
      <text:p text:style-name="P65"/>
      <text:p text:style-name="P65">4 April</text:p>
      <text:p text:style-name="P65"/>
      <text:p text:style-name="P65">My magistros <text:s/><text:span text:style-name="T11">Eustratios </text:span>has unfortunately passed away. He was a good man who served me well all his days.</text:p>
      <text:p text:style-name="P65"/>
      <text:p text:style-name="P65">7 April</text:p>
      <text:p text:style-name="P65"/>
      <text:p text:style-name="P65">The majority of our soldiers have contracted Typhoid Fever…</text:p>
      <text:p text:style-name="P65"/>
      <text:p text:style-name="P65">29 April</text:p>
      <text:p text:style-name="P65"/>
      <text:p text:style-name="P65">The invadin Turkish army has retreated suddenly to the south. What could have been so urgent as to require their immediate retreat? I fear the Mongols could have something to do with it. By all accounts I have heard they have already swept acros much of Eurasia and are now near the Caspian Sea…</text:p>
      <text:p text:style-name="P65"/>
      <text:p text:style-name="P65">26 May</text:p>
      <text:p text:style-name="P65"/>
      <text:p text:style-name="P65">Poor commander Sabas who had survived Typhoid Fever in the winter has seemingly contracted it for a second time…</text:p>
      <text:p text:style-name="P65"/>
      <text:p text:style-name="P66">11 June</text:p>
      <text:p text:style-name="P66"/>
      <text:p text:style-name="P66">Oh what horror show. The aches, the pains, the chills, the damned rash! I have contracted Typhoid Fever!</text:p>
      <text:p text:style-name="P66"/>
      <text:p text:style-name="P66">28 June</text:p>
      <text:p text:style-name="P66"/>
      <text:p text:style-name="P66">Thankfully my fever has broken and now I am hungry as a horse!</text:p>
      <text:p text:style-name="P66"><text:soft-page-break/></text:p>
      <text:p text:style-name="P66">3 August</text:p>
      <text:p text:style-name="P66"><text:line-break/>My mother has contracted Typhoid Fever!</text:p>
      <text:p text:style-name="P66"/>
      <text:p text:style-name="P66">24 September</text:p>
      <text:p text:style-name="P66"/>
      <text:p text:style-name="P66">My brother, Nikephoros, asked me for a title today. I told him I could not as if I were to have a son he would inherit a fractured Theme and that the strength of our people was our unity. He feigned that he understood but I could tell it bothered him. He has become quite intelligent, and quite envious as well.</text:p>
      <text:p text:style-name="P66"/>
      <text:p text:style-name="P66">5 November</text:p>
      <text:p text:style-name="P66"><text:line-break/>The Typhoid Fever which has killed many here has spread north into even as far as Kyzikos the land of my grandmother. Meanwhile smallpox has been found in Greece…</text:p>
      <text:p text:style-name="P66"/>
      <text:p text:style-name="P67">8 December</text:p>
      <text:p text:style-name="P67"/>
      <text:p text:style-name="P67">My daughter Alexeia has a gentle, and loving soul. She trusts everyone around her. I thank God for her gentleness and pray to God to keep her safe.</text:p>
      <text:p text:style-name="P67"/>
      <text:p text:style-name="P67">29 December</text:p>
      <text:p text:style-name="P67"/>
      <text:p text:style-name="P67">Sabas I’m afraid has passed away.</text:p>
      <text:p text:style-name="P67"/>
      <text:p text:style-name="P131">1014</text:p>
      <text:p text:style-name="P131"/>
      <text:p text:style-name="P67">8 January</text:p>
      <text:p text:style-name="P67"/>
      <text:p text:style-name="P67">Alexeia has become rather prideful of late but I trust Jesus will cure her of this sin.</text:p>
      <text:p text:style-name="P67"/>
      <text:p text:style-name="P67">17 January</text:p>
      <text:p text:style-name="P67"><text:line-break/>Helene II has returned to the Holy City triumphant! On her historic military conquest she bore two children, defeated Persia, and captured the mountains of Kurdistan for the Empire.</text:p>
      <text:p text:style-name="P67"/>
      <text:p text:style-name="P67">12 February</text:p>
      <text:p text:style-name="P67"><text:line-break/>In her first act after returning to the Imperial City Helene II has asked for approval from the general council of limited crown authority allowing her the right to revoke titles from the govenors. I have abstained from relenting to this request. The unchecked power of the Emperor Philaretos was wat led directly to the outrage of Louis Ironside and the <text:span text:style-name="T17">civil </text:span>war of 10<text:span text:style-name="T17">09-1010.</text:span></text:p>
      <text:p text:style-name="P67"/>
      <text:p text:style-name="P68">1 May</text:p>
      <text:p text:style-name="P68"/>
      <text:p text:style-name="P68">Nikephoros’ daughter Valeria has contracted Typhoid fever… <text:span text:style-name="T18">Horrible plagues of Smallpox in the west and Typhoid fever in the east ravage both sides of the Aegian.</text:span></text:p>
      <text:p text:style-name="P68"/>
      <text:p text:style-name="P69"><text:soft-page-break/>11 May</text:p>
      <text:p text:style-name="P69"/>
      <text:p text:style-name="P69">My daughter Alexia was attacked by a child in town today. I had him exiled from the city.</text:p>
      <text:p text:style-name="P69"/>
      <text:p text:style-name="P69">14 June</text:p>
      <text:p text:style-name="P69"/>
      <text:p text:style-name="P69">Venice has returned to sea trade in the upper <text:span text:style-name="T19">Adriatic</text:span> since the days of the civil war and the reign of Philaretos despite the Imperial victories in the last centrury wich had strictly stipulated an imperial dominace over the <text:span text:style-name="T19">Adriatic</text:span>. In the time since <text:span text:style-name="T19">venetian</text:span> influence in the upper <text:span text:style-name="T19">Adriatic</text:span> slowly waxed while our own, distracted by civil wars, african pirates, and the eastern war with Egypt. During this past year however Venice sailed merchant ships <text:span text:style-name="T19">through the Ionian into the Mediterranean itself and began dealing with the very arfican pirates who had attacked up recently. Empress Helene II, embolded by her recent victory over Abbasid Persia, decided this was not to be tolerated and has ordered another general blockade of Venice and the upper Adriatic.</text:span></text:p>
      <text:p text:style-name="P69"/>
      <text:p text:style-name="P70">17 September</text:p>
      <text:p text:style-name="P70"/>
      <text:p text:style-name="P70">The war has sparked some amount of outrage among the Italian nobility especially Amalfi and the young son of the former commander Himagis who feel the war will become an economic burdon on Italy itself. The seperation between opinions among Italy and the Imperial City has been an outstanding issue since the death of Melissa the just. I am just happy they have remained nominally loyal to Helene II after Philaretos’ resignation.</text:p>
      <text:p text:style-name="P70"/>
      <text:p text:style-name="P132">1015</text:p>
      <text:p text:style-name="P132"/>
      <text:p text:style-name="P71">8 February</text:p>
      <text:p text:style-name="P71"/>
      <text:p text:style-name="P71">Alexeia said the most curious thing I’ve ever heard a child utter today. “Since we all die why must we endure the hassle of life” It nearly knocked me off my feet and I suppose she is right. She has <text:s/>grown to be a good christian and a chaste little girl. The lord will smile upon her.</text:p>
      <text:p text:style-name="P71"/>
      <text:p text:style-name="P71">14 March</text:p>
      <text:p text:style-name="P71"/>
      <text:p text:style-name="P71">In an effort to placate the young Hilamgis of Chieti Helene II has named him commander of an invasion of Venice hoping to occupy the young boy’s mind with a task at hand which will both bring fame to him and a hopefully swift surrender from the Venetians.</text:p>
      <text:p text:style-name="P71"/>
      <text:p text:style-name="P72">11 May</text:p>
      <text:p text:style-name="P72"/>
      <text:p text:style-name="P72">One of my spies was arrested in Egypt. Most unfortunate.</text:p>
      <text:p text:style-name="P72"/>
      <text:p text:style-name="P72">10 June</text:p>
      <text:p text:style-name="P72"/>
      <text:p text:style-name="P72">Hilmagis II has arrived and begun a blockade of Venice in an effort to weaken the city before an attack.</text:p>
      <text:p text:style-name="P72"/>
      <text:p text:style-name="P73">11 October</text:p>
      <text:p text:style-name="P73"><text:line-break/>Venice has fallen and agreed to end trade outside of their immediate vicinities in the upper Adriatic.</text:p>
      <text:p text:style-name="P73"><text:soft-page-break/></text:p>
      <text:p text:style-name="P73">26 October</text:p>
      <text:p text:style-name="P73"/>
      <text:p text:style-name="P73">The young Empress Helene II only 21 having ruled for 5 years has accomplished much. Returning to the Imperial City after a victory in the East and West she has proven that women can lead the Empire and that we are powerfully united as a people. Her father Philaretos remains exiled per the terms of his surrender but public opinion of the old Emperor remain high especially among the govenors and council members.</text:p>
      <text:p text:style-name="P73"/>
      <text:p text:style-name="P73">20 December</text:p>
      <text:p text:style-name="P73"/>
      <text:p text:style-name="P73">Hilmagis seems to have been won over the the Empress Helene II and no longer seems the independence driven man he was just one year ago.</text:p>
      <text:p text:style-name="P73"/>
      <text:p text:style-name="P133">1016</text:p>
      <text:p text:style-name="P133"/>
      <text:p text:style-name="P74">20 March</text:p>
      <text:p text:style-name="P74"/>
      <text:p text:style-name="P74">Helene II has declared an embargo against Croatian ships in the Adriatic as well and assembled an army to subdue their King.</text:p>
      <text:p text:style-name="P74"/>
      <text:p text:style-name="P74">26 August</text:p>
      <text:p text:style-name="P74"/>
      <text:p text:style-name="P74">My sister’s husband has died leaving her a widow. My aunt, the former Empress has also died while in exhile and I decided that it would be for the best if Helene were to go and keep the former Emperor company. He is the father of the current Empress and if something were to happen to her before bearing an heir apparent he would likely be first in line to reclaim the throne. Plus my sister and late aunt share the same name Helene so I thought it would be a splendid idea.</text:p>
      <text:p text:style-name="P74"/>
      <text:p text:style-name="P75">7 December</text:p>
      <text:p text:style-name="P75"/>
      <text:p text:style-name="P75">The Egyptians and Persians have begun a systemic invasion and murder of our Christian allies in Syria who helped us to take Kurdistan. Empress Helene II is now preoccupied with Croatia and will not come to their aid. They will be slaughtered.</text:p>
      <text:p text:style-name="P75"/>
      <text:p text:style-name="P134">1017</text:p>
      <text:p text:style-name="P134"/>
      <text:p text:style-name="P76">8 April</text:p>
      <text:p text:style-name="P76"/>
      <text:p text:style-name="P76">I saw Alexeia leaving the dungeons sweaty and carrying a bloody blade. I immediately assumed the worst, that she had grown tired of rats and moved on to people, but she assured me she was only preparing dinner for some of the prisoners. She is such a kind little girl..</text:p>
      <text:p text:style-name="P76"/>
      <text:p text:style-name="P76">5 August</text:p>
      <text:p text:style-name="P76"/>
      <text:p text:style-name="P76">I have offered to tutor Valeria for my brother. He seemed ok with the idea.</text:p>
      <text:p text:style-name="P76"/>
      <text:p text:style-name="P77">9 October</text:p>
      <text:p text:style-name="P77"><text:soft-page-break/><text:line-break/>The military barracks expansion continues to make good progress.</text:p>
      <text:p text:style-name="P77"/>
      <text:p text:style-name="P135">1018</text:p>
      <text:p text:style-name="P135"/>
      <text:p text:style-name="P78">24 March</text:p>
      <text:p text:style-name="P78"/>
      <text:p text:style-name="P78">The resistance in Syria has been crushed and Abbasid Persia has retaken the lands in the name of Jihad.</text:p>
      <text:p text:style-name="P78"/>
      <text:p text:style-name="P78">4 July</text:p>
      <text:p text:style-name="P78"><text:line-break/>Croatia has surrendered and our general embargo over the Adriatic has been completed. Only Imperial and Serbian allied ships may pass those waters.</text:p>
      <text:p text:style-name="P78"/>
      <text:p text:style-name="P79">20 July</text:p>
      <text:p text:style-name="P79"/>
      <text:p text:style-name="P79">My grandmother Helene, 78, came to visit this summer. This was my first time seeing the woman in many years. When I first saw her I exclaimed how thin and frail she looked. Without missing a beat she replied ‘I’m nearly 80 years old! You on the other hand are in the prime of your life and built like a straw! You better start eating better or else pretty soon you will no longer be able to weild a sword, pleasure a woman, or even ride on a horse’ Her words left me stunned. Maybe I should start eating more…</text:p>
      <text:p text:style-name="P79"/>
      <text:p text:style-name="P79">19 August</text:p>
      <text:p text:style-name="P79"/>
      <text:p text:style-name="P79">I do feel much better since taking grandma’s advice though I am starting to become quite chubby as well…</text:p>
      <text:p text:style-name="P79"/>
      <text:p text:style-name="P79">4 September</text:p>
      <text:p text:style-name="P79"/>
      <text:p text:style-name="P79">Empress Helene II has declared a war for Krete! If we were to take the isle it would be the most significant expansion of Imperial power since Helene I took Edessa over 50 years ago.</text:p>
      <text:p text:style-name="P79"/>
      <text:p text:style-name="P79">11 September</text:p>
      <text:p text:style-name="P79"><text:line-break/>My wife Clemencia asked to take her falconing. I had to explain to her that huntin was men’s work and far too dangerous for her to join in on. She asked if the Empress could lead armies into battle that couldnt she lead a hawk? I refused to relent.</text:p>
      <text:p text:style-name="P79"/>
      <text:p text:style-name="P79">27 September</text:p>
      <text:p text:style-name="P79"/>
      <text:p text:style-name="P79">Grandma must have known her time was up. She died last night. My mother Alexeia has inherited her lands in Kyzikos making me the heir to them. I will never forget my grandma Helene…</text:p>
      <text:p text:style-name="P79"/>
      <text:p text:style-name="P80">7 November</text:p>
      <text:p text:style-name="P80"/>
      <text:p text:style-name="P80">Empress Helene herself has landed on Krete and expects to take the isle easily.</text:p>
      <text:p text:style-name="P80"/>
      <text:p text:style-name="P136"><text:soft-page-break/>1019</text:p>
      <text:p text:style-name="P136"/>
      <text:p text:style-name="P80">1 February</text:p>
      <text:p text:style-name="P80"/>
      <text:p text:style-name="P80">Nikephoros has welcomed his second daughter Helene.</text:p>
      <text:p text:style-name="P80"/>
      <text:p text:style-name="P80">8 March</text:p>
      <text:p text:style-name="P80"/>
      <text:p text:style-name="P80">Nikephoros asked again for me to grant him a title. I refused on the same grounds as before but reassured him that if I am to die without a male heir he shall inherit all.</text:p>
      <text:p text:style-name="P80"/>
      <text:p text:style-name="P81">16 June</text:p>
      <text:p text:style-name="P81"/>
      <text:p text:style-name="P81">Empress Helene has officially allied with a number of tribes to the north of Bulgaria which have recently converted to Christianity. In exchange for their tributes of soldiers and furs she will protect them form foreign invasions.</text:p>
      <text:p text:style-name="P81"/>
      <text:p text:style-name="P81">1 July</text:p>
      <text:p text:style-name="P81"/>
      <text:p text:style-name="P81">My daughter Alexeia has turned 16 and blossomed into a wonderful young woman. She will now marry the Empress’ younger brother Ioannes Argyros Porphyrogenitus. I have sent word to the Imperial city that he will be welcome at my court.</text:p>
      <text:p text:style-name="P81"/>
      <text:p text:style-name="P81">25 July</text:p>
      <text:p text:style-name="P81"/>
      <text:p text:style-name="P81">Empress Helene has found herself in a precarious position. Upon the announcement of their alliance several tribes attacked our new northern allies and so she must return north. A peace treaty was signed between herself and the people of Krete. The western half of the isle was ceded to the empire and the locals allowed to retain the eastern half.</text:p>
      <text:p text:style-name="P81"/>
      <text:p text:style-name="P81">19 August</text:p>
      <text:p text:style-name="P81"/>
      <text:p text:style-name="P81">Prince Ioannes arrived today and he and Alexeia were married. They will not be staying though. He has been assigned <text:span text:style-name="T20">to the far east a city named Sanda in the newly conquered territory of Shahrazur to the south of the Kurdistan mountains. I wept and said goodbye to my daughter. I am not sure when I will see her again.</text:span></text:p>
      <text:p text:style-name="P81"/>
      <text:p text:style-name="P82">22 September</text:p>
      <text:p text:style-name="P82"/>
      <text:p text:style-name="P82">Nikephoros has done an excellent job of preserving our Paulician faith as Bishop of Halikarnossos.</text:p>
      <text:p text:style-name="P82"/>
      <text:p text:style-name="P82">8 November</text:p>
      <text:p text:style-name="P82"/>
      <text:p text:style-name="P82">Empress Helene II now finds herself in the strange lands north of the Dniester river defending a strange people. Her reasoning for this alliance is unclear to me but I have faith that she knows what she is doing.</text:p>
      <text:p text:style-name="P82"/>
      <text:p text:style-name="P137">1020</text:p>
      <text:p text:style-name="P137"><text:soft-page-break/></text:p>
      <text:p text:style-name="P82">14 January</text:p>
      <text:p text:style-name="P82"/>
      <text:p text:style-name="P82">I have transferred Nikephoros to Attaleia where he will hopefully convet more of their people to thinking similarly to us spiritually and stay out of my hair. I love my brother but he can be a bit overbearing at times.</text:p>
      <text:p text:style-name="P82"/>
      <text:p text:style-name="P83">24 February</text:p>
      <text:p text:style-name="P83"/>
      <text:p text:style-name="P83">Louis Ironside seems to have died in battle in the wilderness north of the Dniester. After the civil war of 1010 he had joined Helene in her wars against Venice, Croatia, Krete, and her northern expidition as a show of unity and strength. I think he was surpirsed by her victories in the east as much as anyone and wanted to extend the olive branch. His actions helped maintain the peace over these last ten years of Helene’s rule. Doux Louis Ironside will be rememberd as the trecherous Doux, son of the mighty Charles-Constantin who was defeated by Philaretos and imprisoned for a decade only to have his revenge years later and ultimately attone for his sins by joining with Philaretos’ daughter in an unfortunately incomplete reconquest of Krete. He was 69 years old.</text:p>
      <text:p text:style-name="P83"/>
      <text:p text:style-name="P83">3 April</text:p>
      <text:p text:style-name="P83"/>
      <text:p text:style-name="P83">The Lord smiles upon me, my wife Clemencia is pregnant!</text:p>
      <text:p text:style-name="P83"/>
      <text:p text:style-name="P84">20 August</text:p>
      <text:p text:style-name="P84"/>
      <text:p text:style-name="P84">The northern barbarians proved no match for our trained Imperial soldiers. Our ally Dmittriy has been named ‘King of Volhynia’</text:p>
      <text:p text:style-name="P84"/>
      <text:p text:style-name="P84">8 October</text:p>
      <text:p text:style-name="P84"/>
      <text:p text:style-name="P84">It seems our norther<text:span text:style-name="T21">n</text:span> ally King Dmittriy has angered many neighboring tribes with his declaration of “King of Volhynia” and is now being attacked from the west and north. Helene II has pledged her support and another army will march north.</text:p>
      <text:p text:style-name="P84"/>
      <text:p text:style-name="P84">1 November</text:p>
      <text:p text:style-name="P84"/>
      <text:p text:style-name="P84">My wife has given birth to our second daughter, Konstantia. I will not lie I had prayed for a son but I am happy with a daughter as well!</text:p>
      <text:p text:style-name="P84"/>
      <text:p text:style-name="P138">1021</text:p>
      <text:p text:style-name="P138"/>
      <text:p text:style-name="Standard"/>
      <text:p text:style-name="P73"/>
      <text:p text:style-name="P73"/>
      <text:p text:style-name="P70"/>
      <text:p text:style-name="P70"/>
      <text:p text:style-name="P85">8 March</text:p>
      <text:p text:style-name="P85"/>
      <text:p text:style-name="P85"><text:soft-page-break/>Empress Helene II leads armies north of the Dniester once again in support of our ally the King Dmittriy</text:p>
      <text:p text:style-name="P85"/>
      <text:p text:style-name="P85">4 May</text:p>
      <text:p text:style-name="P85"/>
      <text:p text:style-name="P85">My niece Valeria who I have been tutoring is far too cynical for her age. I was forced to resort to the strap to cure her of this abnormality.</text:p>
      <text:p text:style-name="P85"/>
      <text:p text:style-name="P85">28 June</text:p>
      <text:p text:style-name="P85"/>
      <text:p text:style-name="P85">Having encountered an absolute horde of barabarians Empress Helene II has requested reenforcements from Greece and Anatolia to join her in the far north near the Pripyat river.</text:p>
      <text:p text:style-name="P85"/>
      <text:p text:style-name="P85"/>
      <text:p text:style-name="P85">1 August</text:p>
      <text:p text:style-name="P85"/>
      <text:p text:style-name="P85">Clemencia has told me she is pregnant once again! I am overjoyed.</text:p>
      <text:p text:style-name="P85"/>
      <text:p text:style-name="P86">24 September</text:p>
      <text:p text:style-name="P86"/>
      <text:p text:style-name="P86">Helene II has won many victories against the northern barbarians but still the region seems overrun. Our soldiers are outnumbered many times and back here at home we cannot help but wonder why she had decided to commit so much power to such a foreign cause.</text:p>
      <text:p text:style-name="P86"/>
      <text:p text:style-name="P86">24 November</text:p>
      <text:p text:style-name="P86"/>
      <text:p text:style-name="P86">My poor tax collector passed away today at the age of only 39. Far too young… I walked beside his casket in his funeral and made a speech while he was lowered into the ground. Rest in peace faithful servant.</text:p>
      <text:p text:style-name="P86"/>
      <text:p text:style-name="P87">26 December</text:p>
      <text:p text:style-name="P87"/>
      <text:p text:style-name="P87">In order to assist their war in the north Helene has ordered the Imperial Navy to sail through the pillars of Heracles around Europe and down the Vistula River to help the nearly overwhelmed Imperial Army who will spend the winter in the far north.</text:p>
      <text:p text:style-name="P87"/>
      <text:p text:style-name="P139">1022</text:p>
      <text:p text:style-name="P139"/>
      <text:p text:style-name="P87">11 January</text:p>
      <text:p text:style-name="P87"/>
      <text:p text:style-name="P87">I have become quite content with the progress and status of our military here in Halikarnossos and Cibyhhra in general. Part of me would like to take the rest of Krete with the help of the substantial Rhodisian navy but I have faith in my Empress to make the right decisions.</text:p>
      <text:p text:style-name="P87"/>
      <text:p text:style-name="P87">22 January</text:p>
      <text:p text:style-name="P87"><text:line-break/>At the request of the Imerial council I have sent Valeria to the Holy City to finish her education.</text:p>
      <text:p text:style-name="P87"/>
      <text:p text:style-name="P87"><text:soft-page-break/>1 March</text:p>
      <text:p text:style-name="P87"/>
      <text:p text:style-name="P87">Today my son, Romanos, was born. I named him after his grandfather my father, the son of Empress Helene I Romanos Makedon who was grandson of the Emperor Romanos Lekapenos. I must let Nikephoros know that as I now have a male heir he will no longer inherit. I am sure this will be a big blow to him but I trust his faith in the lord to overcome his desire for worldly power.</text:p>
      <text:p text:style-name="P87"/>
      <text:p text:style-name="P88">6 March</text:p>
      <text:p text:style-name="P88"/>
      <text:p text:style-name="P88">The imperial campaign in the north has taken a turn for the better this spring. The ships from the Vistula have surely helped.</text:p>
      <text:p text:style-name="P88"/>
      <text:p text:style-name="P88">23 May</text:p>
      <text:p text:style-name="P88"/>
      <text:p text:style-name="P88">Empress Helene II has crossed the vistula and defeated a grand host of barbarians on the western shores of the Vistula. Some say 10,000 of them were killed.</text:p>
      <text:p text:style-name="P88"/>
      <text:p text:style-name="P88">10 July</text:p>
      <text:p text:style-name="P88"/>
      <text:p text:style-name="P88">The Roman Pope has called a crusade, a holy war of sorts, against the invading Umayyads of the Iberian Penninsula. The call to arms has united western Europe under the flag of Christ with the intention of pushing the muslim invaders back over the Pyrannees and perhaps beyond. The Umayyads are a fierce foe but I trust God to support the Christians in their endevour.</text:p>
      <text:p text:style-name="P88"/>
      <text:p text:style-name="P89">13 October</text:p>
      <text:p text:style-name="P89"/>
      <text:p text:style-name="P89">Finally our reason for being in the north becomes more clear. It seems the Empress Helene II is concerned with the Mongol invaders of the Steppe and wants a united front to protect the Empire from their threat. The Empress has had her sister, Princess Kyriake, marry the King of Volhynia and placed on the throne as Queen of Volhynia and thereby is the alliance and reason for our great armies to be in the north at this time. I approve of her motives. Of the Empress’ family <text:span text:style-name="T21">she has three sisters and one brother. Her first sister is married to Nikephoros, her second sister is Kyriake her brother is married to my daughter Alexeia and is in charge of eastern trade and her youngest sister Epiphania has been married to the Prince of Serbia. Helene II has named Epiphania as her successor, for now, and if she should ascend to the throne we could very well become united with our Serbian allies. Helene now has a half sister by my sister but the Empress has feinged to recognize her. As time goes on she has made a point of distancing herself from her father in exile, now called Prince Philaretos the Greatly Declined.</text:span></text:p>
      <text:p text:style-name="P89"/>
      <text:p text:style-name="P90">7 November</text:p>
      <text:p text:style-name="P90"><text:line-break/>A Kretan war ship has attacked and sunk a Rhodisian naval trireme while on a weather scouting mission. I have taken the initiative to declare war on Krete and will now endeveor to capture the city of Khandaq and complete the work Empress Helene abandoned three years past. I hope the Empress will praise me for this.</text:p>
      <text:p text:style-name="P90"/>
      <text:p text:style-name="P90">25 December</text:p>
      <text:p text:style-name="P90"/>
      <text:p text:style-name="P90">On Christmas day we have landed a power of 3,500 men on Krete. Our enemey is weak and unprepared. I will complete the great work of Helene II and take the isle!</text:p>
      <text:p text:style-name="P90"><text:soft-page-break/></text:p>
      <text:p text:style-name="P140">1023</text:p>
      <text:p text:style-name="P140"/>
      <text:p text:style-name="P91">4 February</text:p>
      <text:p text:style-name="P91"/>
      <text:p text:style-name="P91">Kretian defenders have fought surprisingly hard and we have already lost 700 men but we have established a siege around their fortress and it can now be only a matter of time. The africans are much too busy in the west dealing with the crusade to come to help the islanders now.</text:p>
      <text:p text:style-name="P92"/>
      <text:p text:style-name="P91">27 April</text:p>
      <text:p text:style-name="P91"/>
      <text:p text:style-name="P91">We have won the seige! I have ordered my soldiers to stay put through the year to ensure domestic tranquility. Empress Helene has won taken captive many of the leaders of the barbarians and now carts them back to Constantinople having declared victory. Her sister will remain in Volhynia and from there they will prepare for the Mongols. </text:p>
      <text:p text:style-name="P91"/>
      <text:p text:style-name="P92">5 August</text:p>
      <text:p text:style-name="P92"><text:line-break/>I have allowed my soliders to return early. The isle is won, the battle is over. Reading through some family history it came as quite a surprise that my family was originally entrusted with the lordship of Cibyhhra after great-great-grandfather Staurakios performed valiantly in a failed invasion of Krete over 100 years ago. I am proud to have completed my families legacy and assume command of the eastern half of the island.</text:p>
      <text:p text:style-name="P92"/>
      <text:p text:style-name="P92">5 September</text:p>
      <text:p text:style-name="P92"><text:line-break/>Prince Philaretos the Greatly Declined has passed away. My sister has gone to live with our mother in Kyzikos. I will always remember Philaretos as a Great Emperor and feel he was ripped unfairly from the throne. I understand the greivances of Louis Ironside that the Emperor weilded too much unilateral power over the govenors and I see Helene II as an excellent empress at least the equal of her father if not surpassed however I will always feel Philaretos the Great was mistreated and ought to have died in the Imperial palace not in exile.</text:p>
      <text:p text:style-name="P92"/>
      <text:p text:style-name="P93">24 September</text:p>
      <text:p text:style-name="P93"/>
      <text:p text:style-name="P93">I have receieved the thans of Empress Helene II for my action in Krete and she will allow me to remain the govenor of Eastern Krete in perpetuity.</text:p>
      <text:p text:style-name="P93"/>
      <text:p text:style-name="P93">11 December</text:p>
      <text:p text:style-name="P93"/>
      <text:p text:style-name="P93">As Christmas approaches I find myself dreading upcoming celebrations. I’m always awkward around other people. It started as a strange feeling in a group but now I can hardly speak to anyone I am not close with. I truly prefer to be alone with my books and my close advisors.</text:p>
      <text:p text:style-name="P93"/>
      <text:p text:style-name="P141">1024</text:p>
      <text:p text:style-name="P141"/>
      <text:p text:style-name="P94">1 January</text:p>
      <text:p text:style-name="P94"/>
      <text:p text:style-name="P94"><text:soft-page-break/>With the conquest of Krete completed I am become one of the most powerful govenors of all the empire! In recognition of my power I have attempts to forge close bonds with other Douxs such as the Doux of Abydos who is the lord of Kyzikos which I am due to inherit, and the young son of Louis Ironside, Bertrand of Nikomodeia, who I have promised shall marry my niece Valeria.</text:p>
      <text:p text:style-name="P94"/>
      <text:p text:style-name="P94">22 January</text:p>
      <text:p text:style-name="P94"/>
      <text:p text:style-name="P94">It seems the people of Halikarnossos are angry about the extra taxes levied on them last year to pay for the Kretan invasion. My tax collector warns they may be arming themselves for a rebellion. I have ordered my marshall to begin patrolling the streets armed and to deal harshly with any signs of resistance.</text:p>
      <text:p text:style-name="P94"/>
      <text:p text:style-name="P95">9 May</text:p>
      <text:p text:style-name="P95"/>
      <text:p text:style-name="P95">The Mongols have arrived. Imperial scouts have reported absolutely biblically sized armies passing north of the Crimean penninsula. If our scout is to be believed, he places their numbers at over 100,000 strong. If this news is true, no throne under God could hope to defeat this eastern menace. May God have mercy on our souls.</text:p>
      <text:p text:style-name="P95"/>
      <text:p text:style-name="P96">5 October</text:p>
      <text:p text:style-name="P96"/>
      <text:p text:style-name="P96">The atmosphere across the empire is one of fear, of caution. Much like the eery calm before a storm. The mongols have massed along the Dnieper river apparenltly waiting for winter to cross. Theier numbers have been confirmed to be in excess of 100,000. All faith is placed in our capable Empress who commands a respect across the empire unknown since the days of Helene I. Let it be said that I for one am glad to have a woman on the throne. It has certainly become tradition at this point that a strong woman on the throne has proven a boon for the empire during these last 75 years.</text:p>
      <text:p text:style-name="P96"/>
      <text:p text:style-name="P96">1 November</text:p>
      <text:p text:style-name="P96"/>
      <text:p text:style-name="P96">A serving girl tried to have sex with me today. I reminded her that I have sworn an oath before God to be faithful to my wife and sent her to visit one of my aging commanders instead.</text:p>
      <text:p text:style-name="P96"/>
      <text:p text:style-name="P97">12 December</text:p>
      <text:p text:style-name="P97"/>
      <text:p text:style-name="P97">In Italy Roma has fallen to African invaders in an effort to save their situation in Aquitane. Empress Helene II has decided to capitalize on the chaos in Italy by moving soldiers north into Aquila. She believes that the city will surrender to Imperial protection, the Italian Kingdom and the Pope will be too occupied to respond, and she will avoid incurring the wrath of any African warlords by marching of Roma and claiming that city for the Empire, not to mention if the crusaders prove victorious that would make our empire a target for their united armeis of Christ in the future. I think she is doing this also to provide a tangeable and acomplisheable goal to take our collective mind off of the looming Mongol threat.</text:p>
      <text:p text:style-name="P97"/>
      <text:p text:style-name="P142">1025</text:p>
      <text:p text:style-name="P142"/>
      <text:p text:style-name="P97">11 January</text:p>
      <text:p text:style-name="P97"/>
      <text:p text:style-name="P97"><text:soft-page-break/>1,000 of our men and 20 ships have departed to Italy to assist in their push north.</text:p>
      <text:p text:style-name="P97"/>
      <text:p text:style-name="P98">25 February</text:p>
      <text:p text:style-name="P98"/>
      <text:p text:style-name="P98">“Father, Father!” cries my young Romanos completely oblivious to the war in Italy, the mongols, or anything else. I do believe raising children to be one of the great privaledges of this life.</text:p>
      <text:p text:style-name="P98"/>
      <text:p text:style-name="P98">1 March</text:p>
      <text:p text:style-name="P98"/>
      <text:p text:style-name="P98">The crusaders have won their battle in Iberia and proclaimed a new Kingdom of Aquitane along the northern border of the Pyrennes and including the duchy of Barcelona. Roma has been re-taken and now the Italian army will no doubt turn their attention to our invaders.</text:p>
      <text:p text:style-name="P98"/>
      <text:p text:style-name="P98">31 March</text:p>
      <text:p text:style-name="P98"/>
      <text:p text:style-name="P98">The Mongols have reached the eastern banks of the Dneister river. Our outpost on Crimea has been ordered to evacuate at the first sign of an invasion but the hordes of the east seemed to press east and as of now have not ventured south onto the Crimean penninsula.</text:p>
      <text:p text:style-name="P98"/>
      <text:p text:style-name="P99">7 May</text:p>
      <text:p text:style-name="P99"/>
      <text:p text:style-name="P99">Clemencia has become rather fat recently, so have I. I told her I was happy for her and loved her for who she is.</text:p>
      <text:p text:style-name="P99"/>
      <text:p text:style-name="P99">31 May</text:p>
      <text:p text:style-name="P99"/>
      <text:p text:style-name="P99">A mighty imperial army nearly 15,000 strong has occupied the cty of Aquila.</text:p>
      <text:p text:style-name="P99"/>
      <text:p text:style-name="P99">5 June</text:p>
      <text:p text:style-name="P99"/>
      <text:p text:style-name="P99">Mongols have entered the Crimean penninsula.</text:p>
      <text:p text:style-name="P99"/>
      <text:p text:style-name="P99">23 June</text:p>
      <text:p text:style-name="P99"/>
      <text:p text:style-name="P99">The Mongols have entered Imperial territory on the Crimean. Our outposts have begun to evacuate.</text:p>
      <text:p text:style-name="P99"/>
      <text:p text:style-name="P99">25 September</text:p>
      <text:p text:style-name="P99"/>
      <text:p text:style-name="P99">Trade has resumed on the Crimean penninsula after contact was made with a so called Khan Kugel who says that he is a former Pecheneg tribesman who now works for the Mongols.</text:p>
      <text:p text:style-name="P99"/>
      <text:p text:style-name="P100">1 October</text:p>
      <text:p text:style-name="P100"/>
      <text:p text:style-name="P100">The mongols have decided the return east and now their fearsome hordes have crossed the Don river into Georgia. Meanwhile our occupation of Aquila has gone thus far without meeting any Italian resistance.</text:p>
      <text:p text:style-name="P100"/>
      <text:p text:style-name="P100">6 December</text:p>
      <text:p text:style-name="P100"><text:soft-page-break/><text:line-break/>Our Italian army, led by Empress Helene II herself, has pressed further north into Ancona.</text:p>
      <text:p text:style-name="P100"/>
      <text:p text:style-name="P100">12 December</text:p>
      <text:p text:style-name="P100"><text:line-break/>Across Anatolia my name is become respected and my knowledge sought after. Acros our great empire they now refer to me as Anthypatos Konstantinos The Wise!</text:p>
      <text:p text:style-name="P100"/>
      <text:p text:style-name="P143">1026</text:p>
      <text:p text:style-name="P143"/>
      <text:p text:style-name="P101">22 January</text:p>
      <text:p text:style-name="P101"/>
      <text:p text:style-name="P101">Sensing Italy’s weakness Helene II has pressed northward and laid siege to their King’s own castle in Florance! Is it possible she means to re-take Italy for the Empire or is this merely a bargaining chip to secure a peaceful takeover of the Italian Eastern coast?</text:p>
      <text:p text:style-name="P101"/>
      <text:p text:style-name="P101">11 March</text:p>
      <text:p text:style-name="P101"/>
      <text:p text:style-name="P101">Florence has been taken!</text:p>
      <text:p text:style-name="P101"/>
      <text:p text:style-name="P101">6 April</text:p>
      <text:p text:style-name="P101"/>
      <text:p text:style-name="P101">Kresimir of Bulgaria has come to the aid of Italy and stuck at Thracia.</text:p>
      <text:p text:style-name="P101"/>
      <text:p text:style-name="P102">26 April</text:p>
      <text:p text:style-name="P102"><text:line-break/>The mongols have taken all of Georgia north of the Caucus Mountains.</text:p>
      <text:p text:style-name="P102"/>
      <text:p text:style-name="P102">11 May</text:p>
      <text:p text:style-name="P102"/>
      <text:p text:style-name="P102">The Bulgairan invaders have been repelled and I have bought a new horse for my wife.</text:p>
      <text:p text:style-name="P102"/>
      <text:p text:style-name="P102">10 June</text:p>
      <text:p text:style-name="P102"/>
      <text:p text:style-name="P102">It seems that the great and feared Ghengis Khan, leader of the Mongols, has died in the Caucasian mountain passes. His hordes of horsemen remain however.</text:p>
      <text:p text:style-name="P102"/>
      <text:p text:style-name="P102">7 July</text:p>
      <text:p text:style-name="P102"/>
      <text:p text:style-name="P102">All of Italy south of Florence, outside of Roma itself, has fallen to Empress Helene II. She has begun plans to return to the Holy City.</text:p>
      <text:p text:style-name="P102"/>
      <text:p text:style-name="P103">16 July</text:p>
      <text:p text:style-name="P103"/>
      <text:p text:style-name="P103">Another, larger, Bulgarian force has descended into Thracia.</text:p>
      <text:p text:style-name="P103"/>
      <text:p text:style-name="P103">11 August</text:p>
      <text:p text:style-name="P103"/>
      <text:p text:style-name="P150"><text:soft-page-break/>T<text:span text:style-name="T24">he Bulgarian army has been defeated and Empress Helene has had the Bulgarian Tsar killed. She has placed a serbian nobleman on the throne of Bulgaria and created a triple alliance between Serbia, Bulgaria, and the empire. They shall come to our aid in the east and we shall in exchange allow them some degree of independence from the throne. In addition the new Bulgarian puppet will be forced to rule from north of the Danube lest he rile the peasants of Tyrnove into action.</text:span></text:p>
      <text:p text:style-name="P103"/>
      <text:p text:style-name="P103">29 September</text:p>
      <text:p text:style-name="P103"/>
      <text:p text:style-name="P103">Though he is no longer destined to rule after me I have made my brother Nikephorus our designated regent so that should something happen to me before Romanos comes of age he shall guide our lands and my son through such a time.</text:p>
      <text:p text:style-name="P103"/>
      <text:p text:style-name="P103">2 November</text:p>
      <text:p text:style-name="P103"/>
      <text:p text:style-name="P103">I have begun the schooling of my two younger children, Konstantina and Romanos. I have also arranged for the marriage between Romanos and the Empress’ youngest daughter Rositsa.</text:p>
      <text:p text:style-name="P103"/>
      <text:p text:style-name="P104">14 December</text:p>
      <text:p text:style-name="P104"/>
      <text:p text:style-name="P104">Kresimir of Bulgaria has died! God has shown favor to our cause!</text:p>
      <text:p text:style-name="P104"/>
      <text:p text:style-name="P144">1027</text:p>
      <text:p text:style-name="P144"/>
      <text:p text:style-name="P104">30 January</text:p>
      <text:p text:style-name="P104"/>
      <text:p text:style-name="P104">The Persian Empire has pledged to re-take Kurdistan. Empress Helene II has only just returned to the Holy City from Italy and the Mongols are nearly at the gates. It is unclear what she will do.</text:p>
      <text:p text:style-name="P104"/>
      <text:p text:style-name="P104">10 February</text:p>
      <text:p text:style-name="P104"/>
      <text:p text:style-name="P104">A great plague of Typhus has begun in the city of Roma.</text:p>
      <text:p text:style-name="P104"/>
      <text:p text:style-name="P104">20 February</text:p>
      <text:p text:style-name="P104"><text:line-break/>In order to better deal with the present crisis the Imperial council has restored in Empress Helene II the powers of revocation and granted her the right to levy additional troops from her vassals. I approve of this measure in the present emergency only but fear that it will not be enough, that she will not revoke these powers after the crisis, and that she may abuse these powers and cause another civil war. For now we have more pressing matters to attend to in the north and east.</text:p>
      <text:p text:style-name="P104"/>
      <text:p text:style-name="P104">5 March</text:p>
      <text:p text:style-name="P104"/>
      <text:p text:style-name="P104">The Typhus plague has spread throughout all of central Italy striking at our armies in the west and our trade hub in Amalfi.</text:p>
      <text:p text:style-name="P104"/>
      <text:p text:style-name="P105">26 April</text:p>
      <text:p text:style-name="P105"/>
      <text:p text:style-name="P105">My daughter Konstantina is so patient and as patience is a virtue I praise God for her gift.</text:p>
      <text:p text:style-name="P105"><text:soft-page-break/></text:p>
      <text:p text:style-name="P105">30 May</text:p>
      <text:p text:style-name="P105"/>
      <text:p text:style-name="P105">Today we recied word that Shahrazur had fallen to the Persians. My daughter and her husband were in Shahrazur...I pray for their safety.</text:p>
      <text:p text:style-name="P105"/>
      <text:p text:style-name="P105">11 June</text:p>
      <text:p text:style-name="P105"/>
      <text:p text:style-name="P105">My tax collector approached me with some wonderful ideas to increase our annual revenue. I have agreed to fund these ventures.</text:p>
      <text:p text:style-name="P105"/>
      <text:p text:style-name="P105">20 July</text:p>
      <text:p text:style-name="P105"/>
      <text:p text:style-name="P105">Kurdistan has been overrun by Persia.</text:p>
      <text:p text:style-name="P105"/>
      <text:p text:style-name="P105">10 August</text:p>
      <text:p text:style-name="P105"><text:line-break/>The ideas of my tax collector already have payed off in spades! A wonderful investment.</text:p>
      <text:p text:style-name="P105"/>
      <text:p text:style-name="P105">10 September</text:p>
      <text:p text:style-name="P105"/>
      <text:p text:style-name="P105">Much chaos in the Empire. Italy has finally mustered some strength and taken back Florence, The King of Volhynia has been murdered dissolving our alliance and still no power is footed for the east to re-take the lands of Kurdistan.</text:p>
      <text:p text:style-name="P105"/>
      <text:p text:style-name="P145">1028</text:p>
      <text:p text:style-name="P145"/>
      <text:p text:style-name="P106">20 January</text:p>
      <text:p text:style-name="P106"/>
      <text:p text:style-name="P106">Helene II with thin resources decided to allow Kurdistan to fall and reenforced her conquests in Italy.</text:p>
      <text:p text:style-name="P106"/>
      <text:p text:style-name="P106">12 March</text:p>
      <text:p text:style-name="P106"/>
      <text:p text:style-name="P106">At last 8,000 Imperial soldiers have been sent to the east wth the mission to take and hold Kurdistan but without more numbers their actual mission will be to secure the previous border near Irbil.</text:p>
      <text:p text:style-name="P106"/>
      <text:p text:style-name="P107">11 May</text:p>
      <text:p text:style-name="P107"/>
      <text:p text:style-name="P107">I have become to fat to fit into armor, too heavy to ride any horse and I have just ordered our finest blacksmith in Halikarnossos to work day and night to fashion me a new throne (I can no longer fit in the old one) I feel fine however and cannot forget the nagging of my grandmother ‘YOU look so frail’</text:p>
      <text:p text:style-name="P107"/>
      <text:p text:style-name="P108">26 May</text:p>
      <text:p text:style-name="P108"/>
      <text:p text:style-name="P108">The mongols have been very quiet the last two years since their Ghengis Khan died. I wonder if he had been the leader and driving force behind their mad conquest. It was a truly remarkable thing he achieved. In the span of 15 years he went from an unknown horesman to terror of the empire.</text:p>
      <text:p text:style-name="P108"/>
      <text:p text:style-name="P108"><text:soft-page-break/>31 May</text:p>
      <text:p text:style-name="P108"/>
      <text:p text:style-name="P108">The 8,000 men sent east have restored the Shahrazan foothills to Imperial control. Helene II has promised them reenforcements and promises to retaked Kurdistan as well.</text:p>
      <text:p text:style-name="P108"/>
      <text:p text:style-name="P108">13 July</text:p>
      <text:p text:style-name="P108"/>
      <text:p text:style-name="P108">Across our lands my brother Bishop Nikephoros is beloved by all. They call him Bishop Nikephoros the Affable.</text:p>
      <text:p text:style-name="P108"/>
      <text:p text:style-name="P108">4 August</text:p>
      <text:p text:style-name="P108"><text:line-break/>Oh my God. My wife Clemencia poisoned my mother while she was visiting. We though she had merely died in her sleep but in bed Clemencia asked if I was happy now that I had inherited Kyzikos. I said of course not that I was devestated to have lost my mother and that already I was one of the greatest vassals in all the empire. She remarked with this new lands I could be truly the greatest govenor in all of the empire and could even sieze the throne for myself. I had always known she was greedy but this shocked me. I fell into prayer and she began to weep saying that nothing she did was ever appreciated and that I didnt love her. The second half was not true but the first half...I realized it then and there. I asked her ‘did you kill my mother’ and she confessed that she did and thought I would be happy and she had hoped to die as Empress of Rome….I called for my guards and had her locked away in the dungeons as a murderer. There may she beg forgiveness of her sins and rot away. If our religion would allow it I would divorce her but as it is I will merely keep her there far from my sight.</text:p>
      <text:p text:style-name="P108"/>
      <text:p text:style-name="P109">23 August</text:p>
      <text:p text:style-name="P109"><text:line-break/>I couldnt live with myself knowing she was rotting down there in the dungeons. Clemencia swore to me she had gotten right with God and understood her sins and begged forgiveness. She even renounced the teachings of her Italian religion and after all these years swore fealty to Paulicianism. I ordered her to be released but I also warned all my guards to always stay suspicious of her.</text:p>
      <text:p text:style-name="P109"/>
      <text:p text:style-name="P109">12 December</text:p>
      <text:p text:style-name="P109"/>
      <text:p text:style-name="P109">An imperial army 25,000 strong has arrived in the far east to secure Kurdistan. Empress Helene II has become know in popular circles as ‘The Careless Empress’</text:p>
      <text:p text:style-name="P109"/>
      <text:p text:style-name="P146">1029</text:p>
      <text:p text:style-name="P146"/>
      <text:p text:style-name="P109">19 January</text:p>
      <text:p text:style-name="P109"/>
      <text:p text:style-name="P109">The Eastern army has marched south and attacked a Persian city on the banks of the Euphretes river.</text:p>
      <text:p text:style-name="P109"/>
      <text:p text:style-name="P110">21 February</text:p>
      <text:p text:style-name="P110"/>
      <text:p text:style-name="P110">My mothers widowed husband, my old tax collector from the beginning of my reign approached and asked if he could be of service. He is 78 years old and I told him we had begun a new era and it was a different but highly efficient process. I thanked him for his service many years ago but he cannot be of any help to me now. He was visiably upset.</text:p>
      <text:p text:style-name="P110"><text:soft-page-break/></text:p>
      <text:p text:style-name="P110">6 July</text:p>
      <text:p text:style-name="P110"/>
      <text:p text:style-name="P110">Valeria has married Bertrand son of Louis Ironside and we, as the two strongest govenors of Anatolia, have entered into a personal alliance.</text:p>
      <text:p text:style-name="P110"/>
      <text:p text:style-name="P110">15 July</text:p>
      <text:p text:style-name="P110"/>
      <text:p text:style-name="P110">My son Romanos lied to me and I almost had an innocent servant put to death over it. He has becoem as deceitful as the serpent and I pray to the blessed virgin to turn him from his wicked ways.</text:p>
      <text:p text:style-name="P110"/>
      <text:p text:style-name="P111">11 November</text:p>
      <text:p text:style-name="P111"/>
      <text:p text:style-name="P111">Slowly the Italians have pushed back south and retaken their lost lands. Helene II has ordered another army to pursue them.</text:p>
      <text:p text:style-name="P111"/>
      <text:p text:style-name="P111">20 November</text:p>
      <text:p text:style-name="P111"/>
      <text:p text:style-name="P111">I have codified my desires that only a man may inherit the Theme of Cibyhhra.</text:p>
      <text:p text:style-name="P111"/>
      <text:p text:style-name="P147">1030</text:p>
      <text:p text:style-name="P147"/>
      <text:p text:style-name="P111">5 March</text:p>
      <text:p text:style-name="P111"/>
      <text:p text:style-name="P111">Bishop Nikephor<text:span text:style-name="T23">os</text:span> my brother has converted the lands of Attaleia to Paulicianism! A marvolous feat. I have sent him next to convert the wayward peoples of Krete.</text:p>
      <text:p text:style-name="P111"/>
      <text:p text:style-name="P112">24 April</text:p>
      <text:p text:style-name="P112"/>
      <text:p text:style-name="P112">After not only 2 months Bishop Nikephoros writes to tell me the people of Krete have embraced the tenants of Paulicism whole heartedly! I will have him stay there through the summer and then he will be sent to Kyzikos.</text:p>
      <text:p text:style-name="P112"/>
      <text:p text:style-name="P112">26 July</text:p>
      <text:p text:style-name="P112"/>
      <text:p text:style-name="P112">My daughter Konstantina has become terrified of spiders. I have tried to teach her that fear is the mind kiler but she is not a very brave little girl.</text:p>
      <text:p text:style-name="P112"/>
      <text:p text:style-name="P112">7 August</text:p>
      <text:p text:style-name="P112"/>
      <text:p text:style-name="P112">The Mongols have arrived. They have crossed the Dniester river and invaded northern Bulgaria. The Bulgarian king will do his best to hold them off but the situation is not favorable. The threat has returned and struck all too close to home.</text:p>
      <text:p text:style-name="P112"/>
      <text:p text:style-name="P113">5 September</text:p>
      <text:p text:style-name="P113"><text:line-break/>Empress Helene II and the King of Italy have agreed to make peace. Italy will cede the city of Aquila and the port of Pescara in return for an end to the fighting and our recognition of Italian supremacy in <text:soft-page-break/>the rest of the penninsula. Helene II is far too busy now with the Mongol problem as well as the constant Persian harrasment to be bogged down in Italy any longer.</text:p>
      <text:p text:style-name="P113"/>
      <text:p text:style-name="P148">1031</text:p>
      <text:p text:style-name="P148"/>
      <text:p text:style-name="P113">17 March</text:p>
      <text:p text:style-name="P113"/>
      <text:p text:style-name="P113">Upon their arrival in the East the Italian army under the directin of Empress Helene II narrowly defeated a great Egptian host in a pitched and costly battle. 18,000 Imperial soldiers intercepted roughly 14,000 Persians near the city of Aintab. In the end they lost only 4,000 men while we lost over 6,000. They were forced to retreat south so this is a victory but has cost a third of our veteran army before even reaching Kurdistan.</text:p>
      <text:p text:style-name="P113"/>
      <text:p text:style-name="P149">7 May</text:p>
      <text:p text:style-name="P149"/>
      <text:p text:style-name="P149">The Mongols have destroyed most of Bulgaria. They are at the Danube now. Thousands of refugees have arrived even as far away as my court fleeing from their slaughter. The stories they tell me are horrifying. “an army unseen and unmatched by any” “The hosts of hell themselves” the twisted tales of towns on fire and men, women, even children being slaughtered… They are at the Danube…</text:p>
      <text:p text:style-name="P149"/>
      <text:p text:style-name="P152">23 May</text:p>
      <text:p text:style-name="P152"/>
      <text:p text:style-name="P152">Upon his retreat south to the old city of Tyrnovo the Bulgarian King Mikica of Belgrade has been met with fierce civil strife. They people of Bulgaria feel sold out, first defeated by the Empire, then forced to live under a Serbian puppet who has now been defeated by a band of barbarians. They have decided to take their anger out on their King…</text:p>
      <text:p text:style-name="P152"/>
      <text:p text:style-name="P152">17 June</text:p>
      <text:p text:style-name="P152"/>
      <text:p text:style-name="P152">The Mongols have begun attacking Serbian trade ships along the Danube.</text:p>
      <text:p text:style-name="P152"/>
      <text:p text:style-name="P152">21 July</text:p>
      <text:p text:style-name="P152"/>
      <text:p text:style-name="P152">Empress Helene II ‘the careless’ has passed away in the fields of the far east of an apparent foreign illness. <text:span text:style-name="T25">Her death came to me as a great surprise and the circumstances somewhat suspicious. Citing the great emergency posed by the eastern threat and the Mongols to the north her soldiers declared the eastern commander Ioannes ‘the Scholar’ to be her successor and Emperor. He was quickly marched back to Constantinople to be crowned by the Imperial Patriarch without the approval of the Imperial council. Once he had arrived the Patriarch agreed to crown him but first must convene the Imperial Council. After some amount of begrudging argument where many argued Helene II’s wishes for her sister to succeed her ought to be followed it was agreed that Ioannes would be crowned Emperor Ioannes II as he seemed the most capable to guide the empire through the looming crisis. I know little of the debate among the Imperial council and doubt it was allowed to act wholly independantly with the presence of the highest ranking general in the empire in their presence though it comes as some comfort to me to know that my name as well was mentioned as a potential Emperor. I know little of Ioannes the Scholar though I do know enough that he is undeserving of such a name. He is the son of Pothos, the son of Niketos and descended directly and patrilinearly from Emperor Romanos by Konstantinos VIII his great grandfather. Pothos led soldiers during the Civil War of 1010 and was </text:span><text:soft-page-break/><text:span text:style-name="T25">ultimately imprisoned for crimes against the empire and died in the dungeons of Helene II. I imagine this event weighed heavily on the man. Ioannes did not come into command of the Eastern Legions until after Helene II’s triumph in Kurdistan and his tenure saw the erosion of Imperial power in the east and the loss of Kurdistan. Some would even blame him for the loss as a direct result of his inaction. I see the man as a dangerous web weaver and suspicious for his proximity to the Empress at her death and the sudden rise to the throne with the backing of the army nevertheless I hope the general can secure our eastern borders and find a solution to the Mongol problem. Emperor Ioannes II is enroute to return to the East with the Varagian guard.</text:span></text:p>
      <text:p text:style-name="P152"/>
      <text:p text:style-name="P153">28 August</text:p>
      <text:p text:style-name="P153"/>
      <text:p text:style-name="P153">Emperor Ioannes II has requested that my niece, Helene daughter of Nikephoros, be tutored in the Holy City. I have accepted his offer if only to strengthen the bond between us.</text:p>
      <text:p text:style-name="P153"/>
      <text:p text:style-name="P154">3 September</text:p>
      <text:p text:style-name="P154"/>
      <text:p text:style-name="P154">Our ancient master of arms, Kulin ‘Red Cheeks’ has finally passed away. He was a grand 80 years of age and considered the grandfather of our great military. He was the architecht of our barracks and training camps, the cataphracts, and I even pursued his advice on the capture of Krete. He served my grandfather before me and was always steadfast in his loyalty to the govenor of Cibyhhra. He will be sorely missed.</text:p>
      <text:p text:style-name="P154"/>
      <text:p text:style-name="P154">6 October</text:p>
      <text:p text:style-name="P154"/>
      <text:p text:style-name="P154">Emperor Ioannes II asked that my son be tutored by his wife the Empress. This was a great honor but I could not accept. Romanos is to inherit the most powerful theme in the empire and I cannot allow his reign be left up to chance. I know how to govern this theme best and I will show my son the best. This has surely angered the Emperor.</text:p>
      <text:p text:style-name="P154"/>
      <text:p text:style-name="P155">18 November</text:p>
      <text:p text:style-name="P155"/>
      <text:p text:style-name="P155">In the east the war is bleak. Persians have taken Mosul as Emperor Ioannes II attempted to push south towards Al Bichri but was stopped from reaching the river Euphretes.</text:p>
      <text:p text:style-name="P155"/>
      <text:p text:style-name="P168">1032</text:p>
      <text:p text:style-name="P168"/>
      <text:p text:style-name="P155">28 January</text:p>
      <text:p text:style-name="P155"/>
      <text:p text:style-name="P155">In a stunning reversal Emperor Ioannes II has decimated the Persian army in Mosul and taken captive the Persian General, Abassid 2<text:span text:style-name="T4">nd</text:span> in command the Sultan of Iraq himself is now our prisoner.</text:p>
      <text:p text:style-name="P155"/>
      <text:p text:style-name="P155">3 February</text:p>
      <text:p text:style-name="P155"/>
      <text:p text:style-name="P155">More details surrounding the captured Sultan. Sultan Samir it would seem has been acting as Caliph of Persia as the Abassid #1 is a small child. This will surely deal a mighty blow to their war effor and hopefully will bring about a peace soon enough.</text:p>
      <text:p text:style-name="P155"/>
      <text:p text:style-name="P156">28 March</text:p>
      <text:p text:style-name="P156"><text:soft-page-break/></text:p>
      <text:p text:style-name="P156">I have ordered at great expense the construction of a grand university in the city of Side to bear my name and share my greatest passion, sholarly pursuits, with the people!</text:p>
      <text:p text:style-name="P156"/>
      <text:p text:style-name="P156">10 April</text:p>
      <text:p text:style-name="P156"/>
      <text:p text:style-name="P156">Trade in the Crimean penninsula has come under near constant piracy since the arrival of the Mongols but our outposts continue to operate.</text:p>
      <text:p text:style-name="P156"/>
      <text:p text:style-name="P156">14 April</text:p>
      <text:p text:style-name="P156"/>
      <text:p text:style-name="P156">Emperor Ioannes II has retaken Kurdistan! The war, which seemed so bleak only 6 months before now seems sure victory. He is still in possesion of the Sultan and will no doubt use him as a barganing chip.</text:p>
      <text:p text:style-name="P156"/>
      <text:p text:style-name="P156">9 July</text:p>
      <text:p text:style-name="P156"/>
      <text:p text:style-name="P156">A persian army has advanced from the south and retaken Shahrazur.</text:p>
      <text:p text:style-name="P156"/>
      <text:p text:style-name="P156">25 August</text:p>
      <text:p text:style-name="P156"/>
      <text:p text:style-name="P156">The persians have struck hard and fast. Emperor Ioannes II has fallen back to Irbil and the hethens have taken Kurdistan.</text:p>
      <text:p text:style-name="P156"/>
      <text:p text:style-name="P156">16 September</text:p>
      <text:p text:style-name="P156"/>
      <text:p text:style-name="P156">A great outbreak of measles has begun around the Black Sea and has especially hit our empire in north-eastern Anatolia.</text:p>
      <text:p text:style-name="P156"/>
      <text:p text:style-name="P157">15 October</text:p>
      <text:p text:style-name="P157"><text:line-break/>When guests arrive Romanos is always first to greet them. I thank the lord he is not as shy as I am.</text:p>
      <text:p text:style-name="P157"/>
      <text:p text:style-name="P157">11 December</text:p>
      <text:p text:style-name="P157"/>
      <text:p text:style-name="P157">Emperor Ioannes has retaken Kurdistan without a major conflict.</text:p>
      <text:p text:style-name="P157"/>
      <text:p text:style-name="P157">26 December</text:p>
      <text:p text:style-name="P157"/>
      <text:p text:style-name="P157">The Abassid Persians have sued for peace and Ioannes II has granted it to them. He has released a number of nobility he took prisnoner but has refused to release the Sultin of Iraq. He will be brouht back to the Holy City to be put on display.</text:p>
      <text:p text:style-name="P157"/>
      <text:p text:style-name="P169">1033</text:p>
      <text:p text:style-name="P169"/>
      <text:p text:style-name="P157">20 January</text:p>
      <text:p text:style-name="P157"/>
      <text:p text:style-name="P157">Emperor Ioannes II has arrived back in the Holy City and put on a grand parade of victory. This will be his first extended time in the capital since being crowned and his first order of buisiness is to centralize <text:soft-page-break/>power beyond anything that Philaretos had. He has asked to outlaw warfare among the themes and the unlimited revocation of titles belonging to ‘heretics’ a clear jab at my people. I cannot stand for such a insult and have advised my allies to oppose the emperor at all possible points.</text:p>
      <text:p text:style-name="P157"/>
      <text:p text:style-name="P158">4 March</text:p>
      <text:p text:style-name="P158"/>
      <text:p text:style-name="P158">Emperor Ioannes II has siezed much of the lands of Thrace from their traditional lords. He has become in my eyes a tyrant.</text:p>
      <text:p text:style-name="P158"/>
      <text:p text:style-name="P158">17 April</text:p>
      <text:p text:style-name="P158"/>
      <text:p text:style-name="P158">Emperor Ioannes II has revoked my duchy. I have orderd our soldiers to resist using force if neccesary. I expect to loose this war, I expect to be killed by Ioannes II, but I must do what God tells me is right. To arms!</text:p>
      <text:p text:style-name="P158"/>
      <text:p text:style-name="P158">12 May</text:p>
      <text:p text:style-name="P158"/>
      <text:p text:style-name="P158">Doux Bertrand my ally has raised his arms against Ioannes II the Tyrant as well. May God grant us victory!</text:p>
      <text:p text:style-name="P158"/>
      <text:p text:style-name="P159">26 June</text:p>
      <text:p text:style-name="P159"/>
      <text:p text:style-name="P159">I have been able to field 5,500 soldiers and ordered them to guard the roads leading to Halikarnossos. Doux Bertrand has taken command on an Army in Thrace.</text:p>
      <text:p text:style-name="P159"/>
      <text:p text:style-name="P159">11 October</text:p>
      <text:p text:style-name="P159"/>
      <text:p text:style-name="P159">Many in our city are afraid of what the future may hold but I have been told by everyone from the Stablemaster to the serving women they feel my cause is just.</text:p>
      <text:p text:style-name="P159"/>
      <text:p text:style-name="P159">6 December</text:p>
      <text:p text:style-name="P159"/>
      <text:p text:style-name="P159">The people of Ephesos have joined me in my cause against the tyrnt Ioannes II.</text:p>
      <text:p text:style-name="P159"/>
      <text:p text:style-name="P170">1034</text:p>
      <text:p text:style-name="P170"/>
      <text:p text:style-name="P160">25 March</text:p>
      <text:p text:style-name="P160"/>
      <text:p text:style-name="P160">The eastern army, once the personal legions of Ioannes II have united with Bertrand who has taken most of Thrace from the power of the tyrant.</text:p>
      <text:p text:style-name="P160"/>
      <text:p text:style-name="P161">10 August</text:p>
      <text:p text:style-name="P161"/>
      <text:p text:style-name="P162">11,000 soldiers led by the Imperial Guard descended on Ephesos and slaughtered the people there. I have reason to belive our city of Halikarnossos will be next. Please God save us. Our hope lies with Bertrand now.</text:p>
      <text:p text:style-name="P162"/>
      <text:p text:style-name="P162">27 August</text:p>
      <text:p text:style-name="P162"><text:soft-page-break/></text:p>
      <text:p text:style-name="P162">The Imperial Army has arrived and laid siege to our city. My army could hardly put up a fight against their might. I have begun preparations to flee to Krete.</text:p>
      <text:p text:style-name="P162"/>
      <text:p text:style-name="P162">19 October</text:p>
      <text:p text:style-name="P162"/>
      <text:p text:style-name="P162">It is a miracle our walls have held this long at all but ultimatey we will fall. I pray each day and night that Bertrand should by some miracle take the Holy City and expell the tyrant but I know that is unlikely. I will be forced to abandon the city of my birth and leave my people to be slaughtered…</text:p>
      <text:p text:style-name="P162"/>
      <text:p text:style-name="P163">1 December</text:p>
      <text:p text:style-name="P163"/>
      <text:p text:style-name="P163">Under cover of nightfall I and my closest advisors, my wife, and few others fled the city for the island of Krete. Shameful indeed.</text:p>
      <text:p text:style-name="P163"/>
      <text:p text:style-name="P171">1035</text:p>
      <text:p text:style-name="P171"/>
      <text:p text:style-name="P163">2 January</text:p>
      <text:p text:style-name="P163"/>
      <text:p text:style-name="P163">Oh trechorus island! The people here immediately apprehended me and delivered me to imperial forces waiting on the other side of the isle. I will be imprisoned or worse…</text:p>
      <text:p text:style-name="P163"/>
      <text:p text:style-name="P164">24 June</text:p>
      <text:p text:style-name="P164"/>
      <text:p text:style-name="P164">I am Nikephors Bishop of Cibyhhra and brother to the Doux Konstantinos. My brother was taken captive at the start of the year and we have not heard from him since. After the invasion of Ioannes II we were forced to swear fealty to the throne and to their Orthodox religion. In his absence Bertrand had laid siege to the Holy City but the siege was broken upon the return of Ioannes II.</text:p>
      <text:p text:style-name="P164"/>
      <text:p text:style-name="P164">18 September</text:p>
      <text:p text:style-name="P164"><text:line-break/>Belgrade has fallen to the Mongols and the Danube river runs red with Blood. The Italian Kingdom has fractured into three parts after their civil war ended with the death of King Aldebert. The Kingdom of Africa has control over their african possesion and on the penninsula the Kingdom of Italy has been divided between Aldebert’s two sons Romagna <text:span text:style-name="T26">centered on Ravenna</text:span> in the south <text:s/><text:span text:style-name="T26">and east </text:span>has been given to the younger while Florence and north to the older. <text:span text:style-name="T26">The cisalpine nobles contine their fight for the crown in the north.</text:span></text:p>
      <text:p text:style-name="P164"/>
      <text:p text:style-name="P172">1036</text:p>
      <text:p text:style-name="P172"/>
      <text:p text:style-name="P165">9 August</text:p>
      <text:p text:style-name="P165"/>
      <text:p text:style-name="P165">A second army of Bertrand has been destroyed in Thracia.</text:p>
      <text:p text:style-name="P165"/>
      <text:p text:style-name="P173">1037</text:p>
      <text:p text:style-name="P173"/>
      <text:p text:style-name="P166">1 July</text:p>
      <text:p text:style-name="P166"><text:soft-page-break/>The rebellion is all but destroyed. Bertrand has not been captured but thousands of imperial dissedents have been murdered. Romanos is set to take the command of Cibyhhra next March and it will be up to him the path our people take.</text:p>
      <text:p text:style-name="P166"/>
      <text:p text:style-name="P174">1038</text:p>
      <text:p text:style-name="P174"/>
      <text:p text:style-name="P167">1 March</text:p>
      <text:p text:style-name="P167"/>
      <text:p text:style-name="P167">Today, against my better judgement, I transferred all temporal power of the state over to Romanos. The Emperor is in the far east again for the first time since the outbreak of civil war where he plans to assume direct control over the rebellious soldiers there and if lucky arrest Doux Bertrand.</text:p>
      <text:p text:style-name="P164"/>
      <text:p text:style-name="P164"/>
      <text:p text:style-name="P157"/>
      <text:p text:style-name="P157"/>
      <text:p text:style-name="P156"/>
      <text:p text:style-name="P156"/>
      <text:p text:style-name="P152"/>
      <text:p text:style-name="P152"/>
      <text:p text:style-name="P112"/>
      <text:p text:style-name="P112"/>
      <text:p text:style-name="P100"/>
      <text:p text:style-name="P99"/>
      <text:p text:style-name="P99"/>
      <text:p text:style-name="P97"/>
      <text:p text:style-name="P97"/>
      <text:p text:style-name="P96"/>
      <text:p text:style-name="P96"/>
      <text:p text:style-name="P89"/>
      <text:p text:style-name="P89"/>
      <text:p text:style-name="P64"/>
      <text:p text:style-name="P64"/>
      <text:p text:style-name="P50"/>
      <text:p text:style-name="P50"/>
      <text:p text:style-name="P48"/>
      <text:p text:style-name="P48"/>
      <text:p text:style-name="P24"/>
      <text:p text:style-name="P24"/>
      <text:p text:style-name="P24"/>
      <text:p text:style-name="P24"/>
      <text:p text:style-name="P21"/>
      <text:p text:style-name="P17"/>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ewyear" style:family="paragraph" style:parent-style-name="Standard">
      <style:paragraph-properties fo:text-align="center" style:justify-single-word="false"/>
      <style:text-properties fo:font-size="15pt" fo:font-weight="bold" officeooo:rsid="000e1218" style:font-size-asian="13.1000003814697pt" style:font-weight-asian="bold" style:font-size-complex="1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0T16:37:47.464607229</meta:creation-date>
    <dc:date>2020-06-05T05:16:43.404240597</dc:date>
    <meta:editing-duration>P1DT1H27M40S</meta:editing-duration>
    <meta:editing-cycles>15</meta:editing-cycles>
    <meta:generator>LibreOffice/6.3.6.2$Linux_X86_64 LibreOffice_project/30$Build-2</meta:generator>
    <meta:document-statistic meta:table-count="0" meta:image-count="0" meta:object-count="0" meta:page-count="38" meta:paragraph-count="622" meta:word-count="13275" meta:character-count="73164" meta:non-whitespace-character-count="60467"/>
  </office:meta>
</office:document-meta>
</file>